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621102" table:style-name="ce30">
            <text:p>18.621.102</text:p>
          </table:table-cell>
          <table:table-cell office:value-type="percentage" office:value="0.97755186571689101" table:style-name="ce31">
            <text:p>97,7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3040" table:style-name="ce33">
            <text:p>383.040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7064" table:style-name="ce33">
            <text:p>3.167.064</text:p>
          </table:table-cell>
          <table:table-cell office:value-type="float" office:value="2943733.5" table:style-name="ce33">
            <text:p>2.943.734</text:p>
          </table:table-cell>
          <table:table-cell office:value-type="percentage" office:value="0.92948342692159047" table:style-name="ce34">
            <text:p>92,9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00276.5" table:style-name="ce33">
            <text:p>2.600.277</text:p>
          </table:table-cell>
          <table:table-cell office:value-type="percentage" office:value="0.93433928216597062" table:style-name="ce34">
            <text:p>93,4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08812" table:style-name="ce33">
            <text:p>2.208.812</text:p>
          </table:table-cell>
          <table:table-cell office:value-type="percentage" office:value="0.93024779800154478" table:style-name="ce34">
            <text:p>93,0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04072.5" table:style-name="ce33">
            <text:p>4.404.073</text:p>
          </table:table-cell>
          <table:table-cell office:value-type="percentage" office:value="0.86360661993384613" table:style-name="ce34">
            <text:p>86,3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69996.5" table:style-name="ce33">
            <text:p>1.369.997</text:p>
          </table:table-cell>
          <table:table-cell office:value-type="percentage" office:value="0.94040204005985639" table:style-name="ce34">
            <text:p>94,0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9" table:style-name="ce33">
            <text:p>4.084.479</text:p>
          </table:table-cell>
          <table:table-cell office:value-type="float" office:value="284460" table:style-name="ce33">
            <text:p>284.460</text:p>
          </table:table-cell>
          <table:table-cell office:value-type="float" office:value="852480" table:style-name="ce33">
            <text:p>852.480</text:p>
          </table:table-cell>
          <table:table-cell office:value-type="float" office:value="691380" table:style-name="ce33">
            <text:p>691.38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79604" table:style-name="ce33">
            <text:p>6.479.604</text:p>
          </table:table-cell>
          <table:table-cell office:value-type="float" office:value="5935983.5" table:style-name="ce33">
            <text:p>5.935.984</text:p>
          </table:table-cell>
          <table:table-cell office:value-type="percentage" office:value="0.91610282048100466" table:style-name="ce34">
            <text:p>91,61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59590" table:style-name="ce33">
            <text:p>259.59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3434" table:style-name="ce33">
            <text:p>5.083.434</text:p>
          </table:table-cell>
          <table:table-cell office:value-type="float" office:value="4381112" table:style-name="ce33">
            <text:p>4.381.112</text:p>
          </table:table-cell>
          <table:table-cell office:value-type="percentage" office:value="0.86184103108253196" table:style-name="ce34">
            <text:p>86,1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587689" table:style-name="ce33">
            <text:p>15.587.689</text:p>
          </table:table-cell>
          <table:table-cell office:value-type="percentage" office:value="0.96243567272187525" table:style-name="ce34">
            <text:p>96,2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008088.5" table:style-name="ce33">
            <text:p>11.008.089</text:p>
          </table:table-cell>
          <table:table-cell office:value-type="percentage" office:value="0.91209373709507113" table:style-name="ce34">
            <text:p>91,2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66680" table:style-name="ce33">
            <text:p>16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5581" table:style-name="ce33">
            <text:p>2.655.581</text:p>
          </table:table-cell>
          <table:table-cell office:value-type="float" office:value="2555272.5" table:style-name="ce33">
            <text:p>2.555.273</text:p>
          </table:table-cell>
          <table:table-cell office:value-type="percentage" office:value="0.96222728660884382" table:style-name="ce34">
            <text:p>96,2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73579.5" table:style-name="ce33">
            <text:p>6.973.580</text:p>
          </table:table-cell>
          <table:table-cell office:value-type="percentage" office:value="0.95631532552747933" table:style-name="ce34">
            <text:p>95,6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090" table:style-name="ce33">
            <text:p>31.09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161" table:style-name="ce33">
            <text:p>772.161</text:p>
          </table:table-cell>
          <table:table-cell office:value-type="float" office:value="720535.5" table:style-name="ce33">
            <text:p>720.536</text:p>
          </table:table-cell>
          <table:table-cell office:value-type="percentage" office:value="0.93314153395470634" table:style-name="ce34">
            <text:p>93,3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502804.5" table:style-name="ce33">
            <text:p>14.502.805</text:p>
          </table:table-cell>
          <table:table-cell office:value-type="percentage" office:value="0.94793939851476816" table:style-name="ce34">
            <text:p>94,7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46061.5" table:style-name="ce33">
            <text:p>3.046.062</text:p>
          </table:table-cell>
          <table:table-cell office:value-type="percentage" office:value="0.92808732863408472" table:style-name="ce34">
            <text:p>92,8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60730" table:style-name="ce33">
            <text:p>60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5247" table:style-name="ce33">
            <text:p>1.565.247</text:p>
          </table:table-cell>
          <table:table-cell office:value-type="float" office:value="1466019.5" table:style-name="ce33">
            <text:p>1.466.020</text:p>
          </table:table-cell>
          <table:table-cell office:value-type="percentage" office:value="0.93660585198374446" table:style-name="ce34">
            <text:p>93,6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88839.5" table:style-name="ce33">
            <text:p>4.888.840</text:p>
          </table:table-cell>
          <table:table-cell office:value-type="percentage" office:value="0.9384986753277319" table:style-name="ce34">
            <text:p>93,8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454.5" table:style-name="ce33">
            <text:p>164.455</text:p>
          </table:table-cell>
          <table:table-cell office:value-type="percentage" office:value="0.8951609830443894" table:style-name="ce34">
            <text:p>89,5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674" table:style-name="ce33">
            <text:p>155.674</text:p>
          </table:table-cell>
          <table:table-cell office:value-type="percentage" office:value="0.87383665450463088" table:style-name="ce34">
            <text:p>87,3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570.5" table:style-name="ce33">
            <text:p>208.571</text:p>
          </table:table-cell>
          <table:table-cell office:value-type="percentage" office:value="0.92494101890942637" table:style-name="ce34">
            <text:p>92,49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19" table:style-name="ce38">
            <text:p>13.619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117" table:style-name="ce41">
            <text:p>63.786.117</text:p>
          </table:table-cell>
          <table:table-cell office:value-type="float" office:value="4962260" table:style-name="ce41">
            <text:p>4.962.260</text:p>
          </table:table-cell>
          <table:table-cell office:value-type="float" office:value="13000866" table:style-name="ce41">
            <text:p>13.000.866</text:p>
          </table:table-cell>
          <table:table-cell office:value-type="float" office:value="17045690" table:style-name="ce42">
            <text:p>17.045.69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434003" table:style-name="ce45">
            <text:p>110.434.003</text:p>
          </table:table-cell>
          <table:table-cell office:value-type="float" office:value="103756296.5" table:style-name="ce45">
            <text:p>103.756.297</text:p>
          </table:table-cell>
          <table:table-cell office:value-type="percentage" office:value="0.93953215206733021" table:style-name="ce46">
            <text:p>93,95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528" table:style-name="ce51">
            <text:p>7.492.528</text:p>
          </table:table-cell>
          <table:table-cell office:value-type="float" office:value="7340662" table:style-name="ce51">
            <text:p>7.340.662</text:p>
          </table:table-cell>
          <table:table-cell office:value-type="percentage" office:value="2.0268993322414011E-2" table:style-name="ce31">
            <text:p>2,03%</text:p>
          </table:table-cell>
          <table:table-cell office:value-type="float" office:value="4313530" table:style-name="ce51">
            <text:p>4.313.530</text:p>
          </table:table-cell>
          <table:table-cell office:value-type="date" office:date-value="2022-12-14T00:00:00" table:style-name="ce52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821" table:style-name="ce53">
            <text:p>1.152.821</text:p>
          </table:table-cell>
          <table:table-cell office:value-type="float" office:value="1132888" table:style-name="ce53">
            <text:p>1.132.888</text:p>
          </table:table-cell>
          <table:table-cell office:value-type="percentage" office:value="1.7290628814013623E-2" table:style-name="ce34">
            <text:p>1,73%</text:p>
          </table:table-cell>
          <table:table-cell office:value-type="float" office:value="742564" table:style-name="ce53">
            <text:p>742.564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24" table:style-name="ce53">
            <text:p>930.324</text:p>
          </table:table-cell>
          <table:table-cell office:value-type="float" office:value="921188" table:style-name="ce53">
            <text:p>921.188</text:p>
          </table:table-cell>
          <table:table-cell office:value-type="percentage" office:value="9.8202346709318471E-3" table:style-name="ce34">
            <text:p>0,98%</text:p>
          </table:table-cell>
          <table:table-cell office:value-type="float" office:value="735294" table:style-name="ce53">
            <text:p>735.294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805" table:style-name="ce53">
            <text:p>929.805</text:p>
          </table:table-cell>
          <table:table-cell office:value-type="float" office:value="915220" table:style-name="ce53">
            <text:p>915.220</text:p>
          </table:table-cell>
          <table:table-cell office:value-type="percentage" office:value="1.5686084716687906E-2" table:style-name="ce34">
            <text:p>1,57%</text:p>
          </table:table-cell>
          <table:table-cell office:value-type="float" office:value="506727" table:style-name="ce53">
            <text:p>506.727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6926" table:style-name="ce53">
            <text:p>1.826.926</text:p>
          </table:table-cell>
          <table:table-cell office:value-type="float" office:value="1773485" table:style-name="ce53">
            <text:p>1.773.485</text:p>
          </table:table-cell>
          <table:table-cell office:value-type="percentage" office:value="2.9251868986483305E-2" table:style-name="ce34">
            <text:p>2,93%</text:p>
          </table:table-cell>
          <table:table-cell office:value-type="float" office:value="1035771" table:style-name="ce53">
            <text:p>1.035.771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385" table:style-name="ce53">
            <text:p>520.385</text:p>
          </table:table-cell>
          <table:table-cell office:value-type="float" office:value="516897" table:style-name="ce53">
            <text:p>516.897</text:p>
          </table:table-cell>
          <table:table-cell office:value-type="percentage" office:value="6.7027297097341388E-3" table:style-name="ce34">
            <text:p>0,67%</text:p>
          </table:table-cell>
          <table:table-cell office:value-type="float" office:value="366529" table:style-name="ce53">
            <text:p>366.529</text:p>
          </table:table-cell>
          <table:table-cell office:value-type="date" office:date-value="2022-12-09T00:00:00" table:style-name="ce54">
            <text:p>09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711" table:style-name="ce53">
            <text:p>2.153.711</text:p>
          </table:table-cell>
          <table:table-cell office:value-type="float" office:value="2145295" table:style-name="ce53">
            <text:p>2.145.295</text:p>
          </table:table-cell>
          <table:table-cell office:value-type="percentage" office:value="3.9076737779581384E-3" table:style-name="ce34">
            <text:p>0,39%</text:p>
          </table:table-cell>
          <table:table-cell office:value-type="float" office:value="1567175" table:style-name="ce53">
            <text:p>1.567.175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554" table:style-name="ce53">
            <text:p>1.770.554</text:p>
          </table:table-cell>
          <table:table-cell office:value-type="float" office:value="1720311" table:style-name="ce53">
            <text:p>1.720.311</text:p>
          </table:table-cell>
          <table:table-cell office:value-type="percentage" office:value="2.8376993867456176E-2" table:style-name="ce34">
            <text:p>2,84%</text:p>
          </table:table-cell>
          <table:table-cell office:value-type="float" office:value="1124245" table:style-name="ce53">
            <text:p>1.124.245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291" table:style-name="ce53">
            <text:p>6.505.291</text:p>
          </table:table-cell>
          <table:table-cell office:value-type="float" office:value="6372018" table:style-name="ce53">
            <text:p>6.372.018</text:p>
          </table:table-cell>
          <table:table-cell office:value-type="percentage" office:value="2.0486862155743687E-2" table:style-name="ce34">
            <text:p>2,05%</text:p>
          </table:table-cell>
          <table:table-cell office:value-type="float" office:value="3974473" table:style-name="ce53">
            <text:p>3.974.473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467" table:style-name="ce53">
            <text:p>4.456.467</text:p>
          </table:table-cell>
          <table:table-cell office:value-type="float" office:value="4397442" table:style-name="ce53">
            <text:p>4.397.442</text:p>
          </table:table-cell>
          <table:table-cell office:value-type="percentage" office:value="1.3244796831211809E-2" table:style-name="ce34">
            <text:p>1,32%</text:p>
          </table:table-cell>
          <table:table-cell office:value-type="float" office:value="3049099" table:style-name="ce53">
            <text:p>3.049.099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293" table:style-name="ce53">
            <text:p>971.293</text:p>
          </table:table-cell>
          <table:table-cell office:value-type="float" office:value="954041" table:style-name="ce53">
            <text:p>954.041</text:p>
          </table:table-cell>
          <table:table-cell office:value-type="percentage" office:value="1.7761890593260735E-2" table:style-name="ce34">
            <text:p>1,78%</text:p>
          </table:table-cell>
          <table:table-cell office:value-type="float" office:value="664161" table:style-name="ce53">
            <text:p>664.161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567" table:style-name="ce53">
            <text:p>2.485.567</text:p>
          </table:table-cell>
          <table:table-cell office:value-type="float" office:value="2460938" table:style-name="ce53">
            <text:p>2.460.938</text:p>
          </table:table-cell>
          <table:table-cell office:value-type="percentage" office:value="9.9088055160050006E-3" table:style-name="ce34">
            <text:p>0,99%</text:p>
          </table:table-cell>
          <table:table-cell office:value-type="float" office:value="2013138" table:style-name="ce53">
            <text:p>2.013.138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4921" table:style-name="ce53">
            <text:p>284.921</text:p>
          </table:table-cell>
          <table:table-cell office:value-type="float" office:value="287191" table:style-name="ce53">
            <text:p>287.191</text:p>
          </table:table-cell>
          <table:table-cell office:value-type="percentage" office:value="0" table:style-name="ce34">
            <text:p>0,00%</text:p>
          </table:table-cell>
          <table:table-cell office:value-type="float" office:value="189741" table:style-name="ce53">
            <text:p>189.741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3366" table:style-name="ce53">
            <text:p>5.783.366</text:p>
          </table:table-cell>
          <table:table-cell office:value-type="float" office:value="5744519" table:style-name="ce53">
            <text:p>5.744.519</text:p>
          </table:table-cell>
          <table:table-cell office:value-type="percentage" office:value="6.7170225782009988E-3" table:style-name="ce34">
            <text:p>0,67%</text:p>
          </table:table-cell>
          <table:table-cell office:value-type="float" office:value="3570869" table:style-name="ce53">
            <text:p>3.570.869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300" table:style-name="ce53">
            <text:p>1.302.300</text:p>
          </table:table-cell>
          <table:table-cell office:value-type="float" office:value="1283739" table:style-name="ce53">
            <text:p>1.283.739</text:p>
          </table:table-cell>
          <table:table-cell office:value-type="percentage" office:value="1.4252476387929048E-2" table:style-name="ce34">
            <text:p>1,43%</text:p>
          </table:table-cell>
          <table:table-cell office:value-type="float" office:value="725786" table:style-name="ce53">
            <text:p>725.786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26" table:style-name="ce53">
            <text:p>569.126</text:p>
          </table:table-cell>
          <table:table-cell office:value-type="float" office:value="564273" table:style-name="ce53">
            <text:p>564.273</text:p>
          </table:table-cell>
          <table:table-cell office:value-type="percentage" office:value="8.5271099897035098E-3" table:style-name="ce34">
            <text:p>0,85%</text:p>
          </table:table-cell>
          <table:table-cell office:value-type="float" office:value="374219" table:style-name="ce53">
            <text:p>374.219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492" table:style-name="ce53">
            <text:p>1.956.492</text:p>
          </table:table-cell>
          <table:table-cell office:value-type="float" office:value="1922811" table:style-name="ce53">
            <text:p>1.922.811</text:p>
          </table:table-cell>
          <table:table-cell office:value-type="percentage" office:value="1.7214995001257352E-2" table:style-name="ce34">
            <text:p>1,72%</text:p>
          </table:table-cell>
          <table:table-cell office:value-type="float" office:value="1258167" table:style-name="ce53">
            <text:p>1.258.167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03" table:style-name="ce53">
            <text:p>68.703</text:p>
          </table:table-cell>
          <table:table-cell office:value-type="float" office:value="65864" table:style-name="ce53">
            <text:p>65.864</text:p>
          </table:table-cell>
          <table:table-cell office:value-type="percentage" office:value="4.1322795220004947E-2" table:style-name="ce34">
            <text:p>4,13%</text:p>
          </table:table-cell>
          <table:table-cell office:value-type="float" office:value="44122" table:style-name="ce53">
            <text:p>44.122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45" table:style-name="ce53">
            <text:p>63.345</text:p>
          </table:table-cell>
          <table:table-cell office:value-type="percentage" office:value="4.8973831579263438E-2" table:style-name="ce34">
            <text:p>4,90%</text:p>
          </table:table-cell>
          <table:table-cell office:value-type="float" office:value="37301" table:style-name="ce53">
            <text:p>37.301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69" table:style-name="ce53">
            <text:p>95.169</text:p>
          </table:table-cell>
          <table:table-cell office:value-type="float" office:value="94837" table:style-name="ce53">
            <text:p>94.837</text:p>
          </table:table-cell>
          <table:table-cell office:value-type="percentage" office:value="3.4885309291891268E-3" table:style-name="ce34">
            <text:p>0,35%</text:p>
          </table:table-cell>
          <table:table-cell office:value-type="float" office:value="51893" table:style-name="ce53">
            <text:p>51.893</text:p>
          </table:table-cell>
          <table:table-cell office:value-type="date" office:date-value="2022-12-14T00:00:00" table:style-name="ce54">
            <text:p>14/12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2" table:style-name="ce55">
            <text:p>8.132</text:p>
          </table:table-cell>
          <table:table-cell office:value-type="float" office:value="8142" table:style-name="ce55">
            <text:p>8.142</text:p>
          </table:table-cell>
          <table:table-cell office:value-type="percentage" office:value="0" table:style-name="ce39">
            <text:p>0,00%</text:p>
          </table:table-cell>
          <table:table-cell office:value-type="float" office:value="4139" table:style-name="ce55">
            <text:p>4.139</text:p>
          </table:table-cell>
          <table:table-cell office:value-type="date" office:date-value="2022-12-14T00:00:00" table:style-name="ce56">
            <text:p>14/12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0488" table:style-name="ce57">
            <text:p>41.330.488</text:p>
          </table:table-cell>
          <table:table-cell office:value-type="float" office:value="40685106" table:style-name="ce57">
            <text:p>40.685.106</text:p>
          </table:table-cell>
          <table:table-cell office:value-type="percentage" office:value="1.5615155572322301E-2" table:style-name="ce46">
            <text:p>1,56%</text:p>
          </table:table-cell>
          <table:table-cell office:value-type="float" office:value="26348943" table:style-name="ce57">
            <text:p>26.348.943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494" table:style-name="ce63">
            <text:p>7.047.494</text:p>
          </table:table-cell>
          <table:table-cell office:value-type="percentage" office:value="0.93866399929142297" table:style-name="ce64">
            <text:p>93,9%</text:p>
          </table:table-cell>
          <table:table-cell office:value-type="float" office:value="7019391" table:style-name="ce63">
            <text:p>7.019.391</text:p>
          </table:table-cell>
          <table:table-cell office:value-type="percentage" office:value="0.93492092772980306" table:style-name="ce64">
            <text:p>93,5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761" table:style-name="ce63">
            <text:p>1.098.761</text:p>
          </table:table-cell>
          <table:table-cell office:value-type="percentage" office:value="0.92378813661922565" table:style-name="ce64">
            <text:p>92,4%</text:p>
          </table:table-cell>
          <table:table-cell office:value-type="float" office:value="1092693" table:style-name="ce63">
            <text:p>1.092.693</text:p>
          </table:table-cell>
          <table:table-cell office:value-type="percentage" office:value="0.91868643896795721" table:style-name="ce67">
            <text:p>91,9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8" table:style-name="ce63">
            <text:p>886.198</text:p>
          </table:table-cell>
          <table:table-cell office:value-type="percentage" office:value="0.95244328801103129" table:style-name="ce64">
            <text:p>95,2%</text:p>
          </table:table-cell>
          <table:table-cell office:value-type="float" office:value="886995" table:style-name="ce63">
            <text:p>886.995</text:p>
          </table:table-cell>
          <table:table-cell office:value-type="percentage" office:value="0.95329986554849444" table:style-name="ce67">
            <text:p>95,3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29" table:style-name="ce63">
            <text:p>898.029</text:p>
          </table:table-cell>
          <table:table-cell office:value-type="percentage" office:value="0.82906183327532545" table:style-name="ce64">
            <text:p>82,9%</text:p>
          </table:table-cell>
          <table:table-cell office:value-type="float" office:value="892784" table:style-name="ce63">
            <text:p>892.784</text:p>
          </table:table-cell>
          <table:table-cell office:value-type="percentage" office:value="0.82421964074531917" table:style-name="ce67">
            <text:p>82,4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461" table:style-name="ce63">
            <text:p>1.750.461</text:p>
          </table:table-cell>
          <table:table-cell office:value-type="percentage" office:value="0.86080639759863842" table:style-name="ce64">
            <text:p>86,1%</text:p>
          </table:table-cell>
          <table:table-cell office:value-type="float" office:value="1719386" table:style-name="ce63">
            <text:p>1.719.386</text:p>
          </table:table-cell>
          <table:table-cell office:value-type="percentage" office:value="0.84552496099115182" table:style-name="ce67">
            <text:p>84,6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199" table:style-name="ce63">
            <text:p>495.199</text:p>
          </table:table-cell>
          <table:table-cell office:value-type="percentage" office:value="0.9395460116646619" table:style-name="ce64">
            <text:p>94,0%</text:p>
          </table:table-cell>
          <table:table-cell office:value-type="float" office:value="496577" table:style-name="ce63">
            <text:p>496.577</text:p>
          </table:table-cell>
          <table:table-cell office:value-type="percentage" office:value="0.94216050483624314" table:style-name="ce67">
            <text:p>94,2%</text:p>
          </table:table-cell>
          <table:table-cell office:value-type="date" office:date-value="2022-12-09T00:00:00" table:style-name="ce65">
            <text:p>09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49931" table:style-name="ce63">
            <text:p>2.049.931</text:p>
          </table:table-cell>
          <table:table-cell office:value-type="percentage" office:value="0.9437340624423094" table:style-name="ce64">
            <text:p>94,4%</text:p>
          </table:table-cell>
          <table:table-cell office:value-type="float" office:value="2058357" table:style-name="ce63">
            <text:p>2.058.357</text:p>
          </table:table-cell>
          <table:table-cell office:value-type="percentage" office:value="0.94761317018307678" table:style-name="ce67">
            <text:p>94,8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400" table:style-name="ce63">
            <text:p>1.665.400</text:p>
          </table:table-cell>
          <table:table-cell office:value-type="percentage" office:value="0.91702907688088975" table:style-name="ce64">
            <text:p>91,7%</text:p>
          </table:table-cell>
          <table:table-cell office:value-type="float" office:value="1643391" table:style-name="ce63">
            <text:p>1.643.391</text:p>
          </table:table-cell>
          <table:table-cell office:value-type="percentage" office:value="0.90491013070995696" table:style-name="ce67">
            <text:p>90,5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1064" table:style-name="ce63">
            <text:p>6.261.064</text:p>
          </table:table-cell>
          <table:table-cell office:value-type="percentage" office:value="0.92313208836853666" table:style-name="ce64">
            <text:p>92,3%</text:p>
          </table:table-cell>
          <table:table-cell office:value-type="float" office:value="6194633" table:style-name="ce63">
            <text:p>6.194.633</text:p>
          </table:table-cell>
          <table:table-cell office:value-type="percentage" office:value="0.91333749311085999" table:style-name="ce67">
            <text:p>91,3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903" table:style-name="ce63">
            <text:p>4.198.903</text:p>
          </table:table-cell>
          <table:table-cell office:value-type="percentage" office:value="0.93474592533524958" table:style-name="ce64">
            <text:p>93,5%</text:p>
          </table:table-cell>
          <table:table-cell office:value-type="float" office:value="4223345" table:style-name="ce63">
            <text:p>4.223.345</text:p>
          </table:table-cell>
          <table:table-cell office:value-type="percentage" office:value="0.94018712269252225" table:style-name="ce67">
            <text:p>94,0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26" table:style-name="ce63">
            <text:p>910.426</text:p>
          </table:table-cell>
          <table:table-cell office:value-type="percentage" office:value="0.95845413679478675" table:style-name="ce64">
            <text:p>95,8%</text:p>
          </table:table-cell>
          <table:table-cell office:value-type="float" office:value="908002" table:style-name="ce63">
            <text:p>908.002</text:p>
          </table:table-cell>
          <table:table-cell office:value-type="percentage" office:value="0.95590226236722142" table:style-name="ce67">
            <text:p>95,6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3139" table:style-name="ce63">
            <text:p>2.343.139</text:p>
          </table:table-cell>
          <table:table-cell office:value-type="percentage" office:value="0.95399749280065727" table:style-name="ce64">
            <text:p>95,4%</text:p>
          </table:table-cell>
          <table:table-cell office:value-type="float" office:value="2349558" table:style-name="ce63">
            <text:p>2.349.558</text:p>
          </table:table-cell>
          <table:table-cell office:value-type="percentage" office:value="0.95661095700670207" table:style-name="ce67">
            <text:p>95,7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511" table:style-name="ce63">
            <text:p>269.511</text:p>
          </table:table-cell>
          <table:table-cell office:value-type="percentage" office:value="0.95748173043104456" table:style-name="ce64">
            <text:p>95,7%</text:p>
          </table:table-cell>
          <table:table-cell office:value-type="float" office:value="274326" table:style-name="ce63">
            <text:p>274.326</text:p>
          </table:table-cell>
          <table:table-cell office:value-type="percentage" office:value="0.97458780228720432" table:style-name="ce67">
            <text:p>97,5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7126" table:style-name="ce63">
            <text:p>5.527.126</text:p>
          </table:table-cell>
          <table:table-cell office:value-type="percentage" office:value="0.92567596084213655" table:style-name="ce64">
            <text:p>92,6%</text:p>
          </table:table-cell>
          <table:table-cell office:value-type="float" office:value="5540120" table:style-name="ce63">
            <text:p>5.540.120</text:p>
          </table:table-cell>
          <table:table-cell office:value-type="percentage" office:value="0.92785217926653707" table:style-name="ce67">
            <text:p>92,8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200" table:style-name="ce63">
            <text:p>1.233.200</text:p>
          </table:table-cell>
          <table:table-cell office:value-type="percentage" office:value="0.93593419620617269" table:style-name="ce64">
            <text:p>93,6%</text:p>
          </table:table-cell>
          <table:table-cell office:value-type="float" office:value="1238842" table:style-name="ce63">
            <text:p>1.238.842</text:p>
          </table:table-cell>
          <table:table-cell office:value-type="percentage" office:value="0.94021617863805329" table:style-name="ce67">
            <text:p>94,0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81" table:style-name="ce63">
            <text:p>540.381</text:p>
          </table:table-cell>
          <table:table-cell office:value-type="percentage" office:value="0.93141195572362778" table:style-name="ce64">
            <text:p>93,1%</text:p>
          </table:table-cell>
          <table:table-cell office:value-type="float" office:value="541716" table:style-name="ce63">
            <text:p>541.716</text:p>
          </table:table-cell>
          <table:table-cell office:value-type="percentage" office:value="0.93371298955141047" table:style-name="ce67">
            <text:p>93,4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0983" table:style-name="ce63">
            <text:p>1.870.983</text:p>
          </table:table-cell>
          <table:table-cell office:value-type="percentage" office:value="0.95690071821907441" table:style-name="ce64">
            <text:p>95,7%</text:p>
          </table:table-cell>
          <table:table-cell office:value-type="float" office:value="1861795" table:style-name="ce63">
            <text:p>1.861.795</text:p>
          </table:table-cell>
          <table:table-cell office:value-type="percentage" office:value="0.9522015820970483" table:style-name="ce67">
            <text:p>95,2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85" table:style-name="ce63">
            <text:p>65.685</text:p>
          </table:table-cell>
          <table:table-cell office:value-type="percentage" office:value="0.92476312492080703" table:style-name="ce64">
            <text:p>92,5%</text:p>
          </table:table-cell>
          <table:table-cell office:value-type="float" office:value="63957" table:style-name="ce63">
            <text:p>63.957</text:p>
          </table:table-cell>
          <table:table-cell office:value-type="percentage" office:value="0.90043503357783439" table:style-name="ce67">
            <text:p>90,0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46037558960537" table:style-name="ce64">
            <text:p>92,5%</text:p>
          </table:table-cell>
          <table:table-cell office:value-type="float" office:value="61498" table:style-name="ce63">
            <text:p>61.498</text:p>
          </table:table-cell>
          <table:table-cell office:value-type="percentage" office:value="0.9008584068203791" table:style-name="ce67">
            <text:p>90,1%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69" table:style-name="ce63">
            <text:p>95.169</text:p>
          </table:table-cell>
          <table:table-cell office:value-type="string" table:style-name="ce64">
            <text:p>-</text:p>
          </table:table-cell>
          <table:table-cell office:value-type="float" office:value="94837" table:style-name="ce63">
            <text:p>94.837</text:p>
          </table:table-cell>
          <table:table-cell office:value-type="string" table:style-name="ce67">
            <text:p>-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2" table:style-name="ce63">
            <text:p>8.132</text:p>
          </table:table-cell>
          <table:table-cell office:value-type="string" table:style-name="ce64">
            <text:p>-</text:p>
          </table:table-cell>
          <table:table-cell office:value-type="float" office:value="8142" table:style-name="ce63">
            <text:p>8.142</text:p>
          </table:table-cell>
          <table:table-cell office:value-type="string" table:style-name="ce67">
            <text:p>-</text:p>
          </table:table-cell>
          <table:table-cell office:value-type="date" office:date-value="2022-12-14T00:00:00" table:style-name="ce65">
            <text:p>14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8311" table:style-name="ce69">
            <text:p>39.278.311</text:p>
          </table:table-cell>
          <table:table-cell office:value-type="percentage" office:value="0.93109589365498424" table:style-name="ce70">
            <text:p>93,1%</text:p>
          </table:table-cell>
          <table:table-cell office:value-type="float" office:value="39170345" table:style-name="ce69">
            <text:p>39.170.345</text:p>
          </table:table-cell>
          <table:table-cell office:value-type="percentage" office:value="0.92853654991807166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9" table:style-name="ce79">
            <text:p>937.959</text:p>
          </table:table-cell>
          <table:table-cell office:value-type="percentage" office:value="0.97884639266814089" table:style-name="ce80">
            <text:p>97,9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5546178872017584" table:style-name="ce80">
            <text:p>95,5%</text:p>
          </table:table-cell>
          <table:table-cell office:value-type="float" office:value="1278439" table:style-name="ce79">
            <text:p>1.278.439</text:p>
          </table:table-cell>
          <table:table-cell office:value-type="percentage" office:value="0.92350339801897807" table:style-name="ce80">
            <text:p>92,4%</text:p>
          </table:table-cell>
          <table:table-cell office:value-type="float" office:value="970034" table:style-name="ce79">
            <text:p>970.034</text:p>
          </table:table-cell>
          <table:table-cell office:value-type="percentage" office:value="0.88042999783076914" table:style-name="ce80">
            <text:p>88,0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792219515566152" table:style-name="ce80">
            <text:p>87,9%</text:p>
          </table:table-cell>
          <table:table-cell office:value-type="float" office:value="724123" table:style-name="ce79">
            <text:p>724.123</text:p>
          </table:table-cell>
          <table:table-cell office:value-type="percentage" office:value="0.93695639234724637" table:style-name="ce80">
            <text:p>93,7%</text:p>
          </table:table-cell>
          <table:table-cell office:value-type="float" office:value="7047494" table:style-name="ce79">
            <text:p>7.047.494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6399929142297" table:style-name="ce80">
            <text:p>93,9%</text:p>
          </table:table-cell>
          <table:table-cell office:value-type="percentage" office:value="0.82890074435879491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69" table:style-name="ce82">
            <text:p>101.769</text:p>
          </table:table-cell>
          <table:table-cell office:value-type="percentage" office:value="1" table:style-name="ce83">
            <text:p>100,0%</text:p>
          </table:table-cell>
          <table:table-cell office:value-type="float" office:value="119939" table:style-name="ce82">
            <text:p>119.939</text:p>
          </table:table-cell>
          <table:table-cell office:value-type="percentage" office:value="1" table:style-name="ce83">
            <text:p>100,0%</text:p>
          </table:table-cell>
          <table:table-cell office:value-type="float" office:value="156161" table:style-name="ce82">
            <text:p>156.161</text:p>
          </table:table-cell>
          <table:table-cell office:value-type="percentage" office:value="0.96808009422850416" table:style-name="ce83">
            <text:p>96,8%</text:p>
          </table:table-cell>
          <table:table-cell office:value-type="float" office:value="188727" table:style-name="ce82">
            <text:p>188.727</text:p>
          </table:table-cell>
          <table:table-cell office:value-type="percentage" office:value="0.93908045977011489" table:style-name="ce83">
            <text:p>93,9%</text:p>
          </table:table-cell>
          <table:table-cell office:value-type="float" office:value="192650" table:style-name="ce82">
            <text:p>192.650</text:p>
          </table:table-cell>
          <table:table-cell office:value-type="percentage" office:value="0.90176327134344703" table:style-name="ce83">
            <text:p>90,2%</text:p>
          </table:table-cell>
          <table:table-cell office:value-type="float" office:value="132403" table:style-name="ce82">
            <text:p>132.403</text:p>
          </table:table-cell>
          <table:table-cell office:value-type="percentage" office:value="0.83652181604518627" table:style-name="ce83">
            <text:p>83,7%</text:p>
          </table:table-cell>
          <table:table-cell office:value-type="float" office:value="111220" table:style-name="ce82">
            <text:p>111.220</text:p>
          </table:table-cell>
          <table:table-cell office:value-type="percentage" office:value="0.85031881221425409" table:style-name="ce83">
            <text:p>85,0%</text:p>
          </table:table-cell>
          <table:table-cell office:value-type="float" office:value="95892" table:style-name="ce82">
            <text:p>95.892</text:p>
          </table:table-cell>
          <table:table-cell office:value-type="percentage" office:value="0.89587712660108187" table:style-name="ce83">
            <text:p>89,6%</text:p>
          </table:table-cell>
          <table:table-cell office:value-type="float" office:value="1098761" table:style-name="ce82">
            <text:p>1.098.761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8813661922565" table:style-name="ce83">
            <text:p>92,4%</text:p>
          </table:table-cell>
          <table:table-cell office:value-type="percentage" office:value="0.82543292067734775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2" table:style-name="ce82">
            <text:p>152.702</text:p>
          </table:table-cell>
          <table:table-cell office:value-type="percentage" office:value="0.9203351012536161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8" table:style-name="ce82">
            <text:p>886.198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328801103129" table:style-name="ce83">
            <text:p>95,2%</text:p>
          </table:table-cell>
          <table:table-cell office:value-type="percentage" office:value="0.87492114140838728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8" table:style-name="ce82">
            <text:p>79.978</text:p>
          </table:table-cell>
          <table:table-cell office:value-type="percentage" office:value="0.91682142283971846" table:style-name="ce83">
            <text:p>91,7%</text:p>
          </table:table-cell>
          <table:table-cell office:value-type="float" office:value="112275" table:style-name="ce82">
            <text:p>112.275</text:p>
          </table:table-cell>
          <table:table-cell office:value-type="percentage" office:value="0.88132785945852599" table:style-name="ce83">
            <text:p>88,1%</text:p>
          </table:table-cell>
          <table:table-cell office:value-type="float" office:value="153831" table:style-name="ce82">
            <text:p>153.831</text:p>
          </table:table-cell>
          <table:table-cell office:value-type="percentage" office:value="0.86661446244676299" table:style-name="ce83">
            <text:p>86,7%</text:p>
          </table:table-cell>
          <table:table-cell office:value-type="float" office:value="174118" table:style-name="ce82">
            <text:p>174.118</text:p>
          </table:table-cell>
          <table:table-cell office:value-type="percentage" office:value="0.80378353175793893" table:style-name="ce83">
            <text:p>80,4%</text:p>
          </table:table-cell>
          <table:table-cell office:value-type="float" office:value="135788" table:style-name="ce82">
            <text:p>135.788</text:p>
          </table:table-cell>
          <table:table-cell office:value-type="percentage" office:value="0.73778980369144842" table:style-name="ce83">
            <text:p>73,8%</text:p>
          </table:table-cell>
          <table:table-cell office:value-type="float" office:value="105195" table:style-name="ce82">
            <text:p>105.195</text:p>
          </table:table-cell>
          <table:table-cell office:value-type="percentage" office:value="0.76665476303265723" table:style-name="ce83">
            <text:p>76,7%</text:p>
          </table:table-cell>
          <table:table-cell office:value-type="float" office:value="84959" table:style-name="ce82">
            <text:p>84.959</text:p>
          </table:table-cell>
          <table:table-cell office:value-type="percentage" office:value="0.85355047420028929" table:style-name="ce83">
            <text:p>85,4%</text:p>
          </table:table-cell>
          <table:table-cell office:value-type="float" office:value="898029" table:style-name="ce82">
            <text:p>898.029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6183327532545" table:style-name="ce83">
            <text:p>82,9%</text:p>
          </table:table-cell>
          <table:table-cell office:value-type="percentage" office:value="0.73622512348588875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2" table:style-name="ce82">
            <text:p>94.982</text:p>
          </table:table-cell>
          <table:table-cell office:value-type="percentage" office:value="0.94639405352623507" table:style-name="ce83">
            <text:p>94,6%</text:p>
          </table:table-cell>
          <table:table-cell office:value-type="float" office:value="156398" table:style-name="ce82">
            <text:p>156.398</text:p>
          </table:table-cell>
          <table:table-cell office:value-type="percentage" office:value="0.93402052004825431" table:style-name="ce83">
            <text:p>93,4%</text:p>
          </table:table-cell>
          <table:table-cell office:value-type="float" office:value="229771" table:style-name="ce82">
            <text:p>229.771</text:p>
          </table:table-cell>
          <table:table-cell office:value-type="percentage" office:value="0.91340263560652735" table:style-name="ce83">
            <text:p>91,3%</text:p>
          </table:table-cell>
          <table:table-cell office:value-type="float" office:value="326370" table:style-name="ce82">
            <text:p>326.370</text:p>
          </table:table-cell>
          <table:table-cell office:value-type="percentage" office:value="0.88628013262837169" table:style-name="ce83">
            <text:p>88,6%</text:p>
          </table:table-cell>
          <table:table-cell office:value-type="float" office:value="325637" table:style-name="ce82">
            <text:p>325.637</text:p>
          </table:table-cell>
          <table:table-cell office:value-type="percentage" office:value="0.82626964895142152" table:style-name="ce83">
            <text:p>82,6%</text:p>
          </table:table-cell>
          <table:table-cell office:value-type="float" office:value="240487" table:style-name="ce82">
            <text:p>240.487</text:p>
          </table:table-cell>
          <table:table-cell office:value-type="percentage" office:value="0.76866797501773942" table:style-name="ce83">
            <text:p>76,9%</text:p>
          </table:table-cell>
          <table:table-cell office:value-type="float" office:value="202916" table:style-name="ce82">
            <text:p>202.916</text:p>
          </table:table-cell>
          <table:table-cell office:value-type="percentage" office:value="0.79677701819209878" table:style-name="ce83">
            <text:p>79,7%</text:p>
          </table:table-cell>
          <table:table-cell office:value-type="float" office:value="173900" table:style-name="ce82">
            <text:p>173.900</text:p>
          </table:table-cell>
          <table:table-cell office:value-type="percentage" office:value="0.94374949122188156" table:style-name="ce83">
            <text:p>94,4%</text:p>
          </table:table-cell>
          <table:table-cell office:value-type="float" office:value="1750461" table:style-name="ce82">
            <text:p>1.750.461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80639759863842" table:style-name="ce83">
            <text:p>86,1%</text:p>
          </table:table-cell>
          <table:table-cell office:value-type="percentage" office:value="0.77993458294959517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1" table:style-name="ce82">
            <text:p>42.611</text:p>
          </table:table-cell>
          <table:table-cell office:value-type="percentage" office:value="1" table:style-name="ce83">
            <text:p>100,0%</text:p>
          </table:table-cell>
          <table:table-cell office:value-type="float" office:value="56240" table:style-name="ce82">
            <text:p>56.240</text:p>
          </table:table-cell>
          <table:table-cell office:value-type="percentage" office:value="1" table:style-name="ce83">
            <text:p>100,0%</text:p>
          </table:table-cell>
          <table:table-cell office:value-type="float" office:value="77322" table:style-name="ce82">
            <text:p>77.322</text:p>
          </table:table-cell>
          <table:table-cell office:value-type="percentage" office:value="0.97558575267799685" table:style-name="ce83">
            <text:p>97,6%</text:p>
          </table:table-cell>
          <table:table-cell office:value-type="float" office:value="85270" table:style-name="ce82">
            <text:p>85.270</text:p>
          </table:table-cell>
          <table:table-cell office:value-type="percentage" office:value="0.93734198087281517" table:style-name="ce83">
            <text:p>93,7%</text:p>
          </table:table-cell>
          <table:table-cell office:value-type="float" office:value="89611" table:style-name="ce82">
            <text:p>89.611</text:p>
          </table:table-cell>
          <table:table-cell office:value-type="percentage" office:value="0.92016306245250856" table:style-name="ce83">
            <text:p>92,0%</text:p>
          </table:table-cell>
          <table:table-cell office:value-type="float" office:value="57059" table:style-name="ce82">
            <text:p>57.059</text:p>
          </table:table-cell>
          <table:table-cell office:value-type="percentage" office:value="0.84962327645254476" table:style-name="ce83">
            <text:p>85,0%</text:p>
          </table:table-cell>
          <table:table-cell office:value-type="float" office:value="43664" table:style-name="ce82">
            <text:p>43.664</text:p>
          </table:table-cell>
          <table:table-cell office:value-type="percentage" office:value="0.85829418355512743" table:style-name="ce83">
            <text:p>85,8%</text:p>
          </table:table-cell>
          <table:table-cell office:value-type="float" office:value="43422" table:style-name="ce82">
            <text:p>43.422</text:p>
          </table:table-cell>
          <table:table-cell office:value-type="percentage" office:value="0.95890289954287478" table:style-name="ce83">
            <text:p>95,9%</text:p>
          </table:table-cell>
          <table:table-cell office:value-type="float" office:value="495199" table:style-name="ce82">
            <text:p>495.199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5460116646619" table:style-name="ce83">
            <text:p>94,0%</text:p>
          </table:table-cell>
          <table:table-cell office:value-type="percentage" office:value="0.8484447147715688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6" table:style-name="ce82">
            <text:p>230.136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3" table:style-name="ce82">
            <text:p>252.403</text:p>
          </table:table-cell>
          <table:table-cell office:value-type="percentage" office:value="1" table:style-name="ce83">
            <text:p>100,0%</text:p>
          </table:table-cell>
          <table:table-cell office:value-type="float" office:value="324799" table:style-name="ce82">
            <text:p>324.799</text:p>
          </table:table-cell>
          <table:table-cell office:value-type="percentage" office:value="0.99253154383745412" table:style-name="ce83">
            <text:p>99,3%</text:p>
          </table:table-cell>
          <table:table-cell office:value-type="float" office:value="358120" table:style-name="ce82">
            <text:p>358.120</text:p>
          </table:table-cell>
          <table:table-cell office:value-type="percentage" office:value="0.9394469613303148" table:style-name="ce83">
            <text:p>93,9%</text:p>
          </table:table-cell>
          <table:table-cell office:value-type="float" office:value="326573" table:style-name="ce82">
            <text:p>326.573</text:p>
          </table:table-cell>
          <table:table-cell office:value-type="percentage" office:value="0.90663849728763302" table:style-name="ce83">
            <text:p>90,7%</text:p>
          </table:table-cell>
          <table:table-cell office:value-type="float" office:value="219455" table:style-name="ce82">
            <text:p>219.455</text:p>
          </table:table-cell>
          <table:table-cell office:value-type="percentage" office:value="0.84763732995496366" table:style-name="ce83">
            <text:p>84,8%</text:p>
          </table:table-cell>
          <table:table-cell office:value-type="float" office:value="181688" table:style-name="ce82">
            <text:p>181.688</text:p>
          </table:table-cell>
          <table:table-cell office:value-type="percentage" office:value="0.85791320196997811" table:style-name="ce83">
            <text:p>85,8%</text:p>
          </table:table-cell>
          <table:table-cell office:value-type="float" office:value="156757" table:style-name="ce82">
            <text:p>156.757</text:p>
          </table:table-cell>
          <table:table-cell office:value-type="percentage" office:value="0.93197897715787348" table:style-name="ce83">
            <text:p>93,2%</text:p>
          </table:table-cell>
          <table:table-cell office:value-type="float" office:value="2049931" table:style-name="ce82">
            <text:p>2.049.931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7340624423094" table:style-name="ce83">
            <text:p>94,4%</text:p>
          </table:table-cell>
          <table:table-cell office:value-type="percentage" office:value="0.85891599476923497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299" table:style-name="ce82">
            <text:p>139.299</text:p>
          </table:table-cell>
          <table:table-cell office:value-type="percentage" office:value="1" table:style-name="ce83">
            <text:p>100,0%</text:p>
          </table:table-cell>
          <table:table-cell office:value-type="float" office:value="159862" table:style-name="ce82">
            <text:p>159.862</text:p>
          </table:table-cell>
          <table:table-cell office:value-type="percentage" office:value="1" table:style-name="ce83">
            <text:p>100,0%</text:p>
          </table:table-cell>
          <table:table-cell office:value-type="float" office:value="225998" table:style-name="ce82">
            <text:p>225.998</text:p>
          </table:table-cell>
          <table:table-cell office:value-type="percentage" office:value="0.99109758450716579" table:style-name="ce83">
            <text:p>99,1%</text:p>
          </table:table-cell>
          <table:table-cell office:value-type="float" office:value="290862" table:style-name="ce82">
            <text:p>290.862</text:p>
          </table:table-cell>
          <table:table-cell office:value-type="percentage" office:value="0.93402524670286791" table:style-name="ce83">
            <text:p>93,4%</text:p>
          </table:table-cell>
          <table:table-cell office:value-type="float" office:value="292993" table:style-name="ce82">
            <text:p>292.993</text:p>
          </table:table-cell>
          <table:table-cell office:value-type="percentage" office:value="0.88602913381778814" table:style-name="ce83">
            <text:p>88,6%</text:p>
          </table:table-cell>
          <table:table-cell office:value-type="float" office:value="213366" table:style-name="ce82">
            <text:p>213.366</text:p>
          </table:table-cell>
          <table:table-cell office:value-type="percentage" office:value="0.82779892221562668" table:style-name="ce83">
            <text:p>82,8%</text:p>
          </table:table-cell>
          <table:table-cell office:value-type="float" office:value="181941" table:style-name="ce82">
            <text:p>181.941</text:p>
          </table:table-cell>
          <table:table-cell office:value-type="percentage" office:value="0.83081117118433545" table:style-name="ce83">
            <text:p>83,1%</text:p>
          </table:table-cell>
          <table:table-cell office:value-type="float" office:value="161079" table:style-name="ce82">
            <text:p>161.079</text:p>
          </table:table-cell>
          <table:table-cell office:value-type="percentage" office:value="0.90587461195842889" table:style-name="ce83">
            <text:p>90,6%</text:p>
          </table:table-cell>
          <table:table-cell office:value-type="float" office:value="1665400" table:style-name="ce82">
            <text:p>1.665.400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702907688088975" table:style-name="ce83">
            <text:p>91,7%</text:p>
          </table:table-cell>
          <table:table-cell office:value-type="percentage" office:value="0.81292320428612708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49" table:style-name="ce82">
            <text:p>461.449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4" table:style-name="ce82">
            <text:p>622.434</text:p>
          </table:table-cell>
          <table:table-cell office:value-type="percentage" office:value="0.97907622031786778" table:style-name="ce83">
            <text:p>97,9%</text:p>
          </table:table-cell>
          <table:table-cell office:value-type="float" office:value="810654" table:style-name="ce82">
            <text:p>810.654</text:p>
          </table:table-cell>
          <table:table-cell office:value-type="percentage" office:value="0.95093163038837092" table:style-name="ce83">
            <text:p>95,1%</text:p>
          </table:table-cell>
          <table:table-cell office:value-type="float" office:value="1045956" table:style-name="ce82">
            <text:p>1.045.956</text:p>
          </table:table-cell>
          <table:table-cell office:value-type="percentage" office:value="0.95312105602236552" table:style-name="ce83">
            <text:p>95,3%</text:p>
          </table:table-cell>
          <table:table-cell office:value-type="float" office:value="1168537" table:style-name="ce82">
            <text:p>1.168.537</text:p>
          </table:table-cell>
          <table:table-cell office:value-type="percentage" office:value="0.91611878983638173" table:style-name="ce83">
            <text:p>91,6%</text:p>
          </table:table-cell>
          <table:table-cell office:value-type="float" office:value="836449" table:style-name="ce82">
            <text:p>836.449</text:p>
          </table:table-cell>
          <table:table-cell office:value-type="percentage" office:value="0.8653266820327985" table:style-name="ce83">
            <text:p>86,5%</text:p>
          </table:table-cell>
          <table:table-cell office:value-type="float" office:value="703574" table:style-name="ce82">
            <text:p>703.574</text:p>
          </table:table-cell>
          <table:table-cell office:value-type="percentage" office:value="0.8486518890922008" table:style-name="ce83">
            <text:p>84,9%</text:p>
          </table:table-cell>
          <table:table-cell office:value-type="float" office:value="612011" table:style-name="ce82">
            <text:p>612.011</text:p>
          </table:table-cell>
          <table:table-cell office:value-type="percentage" office:value="0.9115947706382389" table:style-name="ce83">
            <text:p>91,2%</text:p>
          </table:table-cell>
          <table:table-cell office:value-type="float" office:value="6261064" table:style-name="ce82">
            <text:p>6.261.064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3208836853666" table:style-name="ce83">
            <text:p>92,3%</text:p>
          </table:table-cell>
          <table:table-cell office:value-type="percentage" office:value="0.81617227329094744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1" table:style-name="ce82">
            <text:p>299.251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9" table:style-name="ce82">
            <text:p>438.029</text:p>
          </table:table-cell>
          <table:table-cell office:value-type="percentage" office:value="0.9960275231026704" table:style-name="ce83">
            <text:p>99,6%</text:p>
          </table:table-cell>
          <table:table-cell office:value-type="float" office:value="577071" table:style-name="ce82">
            <text:p>577.071</text:p>
          </table:table-cell>
          <table:table-cell office:value-type="percentage" office:value="0.96639146598787551" table:style-name="ce83">
            <text:p>96,6%</text:p>
          </table:table-cell>
          <table:table-cell office:value-type="float" office:value="724419" table:style-name="ce82">
            <text:p>724.419</text:p>
          </table:table-cell>
          <table:table-cell office:value-type="percentage" office:value="0.95031195231248755" table:style-name="ce83">
            <text:p>95,0%</text:p>
          </table:table-cell>
          <table:table-cell office:value-type="float" office:value="768786" table:style-name="ce82">
            <text:p>768.786</text:p>
          </table:table-cell>
          <table:table-cell office:value-type="percentage" office:value="0.91443436185283378" table:style-name="ce83">
            <text:p>91,4%</text:p>
          </table:table-cell>
          <table:table-cell office:value-type="float" office:value="532147" table:style-name="ce82">
            <text:p>532.147</text:p>
          </table:table-cell>
          <table:table-cell office:value-type="percentage" office:value="0.86680045152389318" table:style-name="ce83">
            <text:p>86,7%</text:p>
          </table:table-cell>
          <table:table-cell office:value-type="float" office:value="450381" table:style-name="ce82">
            <text:p>450.381</text:p>
          </table:table-cell>
          <table:table-cell office:value-type="percentage" office:value="0.87832432674887329" table:style-name="ce83">
            <text:p>87,8%</text:p>
          </table:table-cell>
          <table:table-cell office:value-type="float" office:value="408819" table:style-name="ce82">
            <text:p>408.819</text:p>
          </table:table-cell>
          <table:table-cell office:value-type="percentage" office:value="0.94465869782724732" table:style-name="ce83">
            <text:p>94,5%</text:p>
          </table:table-cell>
          <table:table-cell office:value-type="float" office:value="4198903" table:style-name="ce82">
            <text:p>4.198.903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4592533524958" table:style-name="ce83">
            <text:p>93,5%</text:p>
          </table:table-cell>
          <table:table-cell office:value-type="percentage" office:value="0.83195275651396017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4" table:style-name="ce82">
            <text:p>78.464</text:p>
          </table:table-cell>
          <table:table-cell office:value-type="percentage" office:value="1" table:style-name="ce83">
            <text:p>100,0%</text:p>
          </table:table-cell>
          <table:table-cell office:value-type="float" office:value="96190" table:style-name="ce82">
            <text:p>96.190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70" table:style-name="ce82">
            <text:p>147.470</text:p>
          </table:table-cell>
          <table:table-cell office:value-type="percentage" office:value="0.93610349380459068" table:style-name="ce83">
            <text:p>93,6%</text:p>
          </table:table-cell>
          <table:table-cell office:value-type="float" office:value="115004" table:style-name="ce82">
            <text:p>115.004</text:p>
          </table:table-cell>
          <table:table-cell office:value-type="percentage" office:value="0.88572264752545404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8" table:style-name="ce82">
            <text:p>81.518</text:p>
          </table:table-cell>
          <table:table-cell office:value-type="percentage" office:value="0.95110198462238504" table:style-name="ce83">
            <text:p>95,1%</text:p>
          </table:table-cell>
          <table:table-cell office:value-type="float" office:value="910426" table:style-name="ce82">
            <text:p>910.426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5413679478675" table:style-name="ce83">
            <text:p>95,8%</text:p>
          </table:table-cell>
          <table:table-cell office:value-type="percentage" office:value="0.8605168813959182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88" table:style-name="ce82">
            <text:p>243.188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2" table:style-name="ce82">
            <text:p>292.472</text:p>
          </table:table-cell>
          <table:table-cell office:value-type="percentage" office:value="1" table:style-name="ce83">
            <text:p>100,0%</text:p>
          </table:table-cell>
          <table:table-cell office:value-type="float" office:value="348419" table:style-name="ce82">
            <text:p>348.419</text:p>
          </table:table-cell>
          <table:table-cell office:value-type="percentage" office:value="0.98544260477534606" table:style-name="ce83">
            <text:p>98,5%</text:p>
          </table:table-cell>
          <table:table-cell office:value-type="float" office:value="394080" table:style-name="ce82">
            <text:p>394.080</text:p>
          </table:table-cell>
          <table:table-cell office:value-type="percentage" office:value="0.96304985337243398" table:style-name="ce83">
            <text:p>96,3%</text:p>
          </table:table-cell>
          <table:table-cell office:value-type="float" office:value="412899" table:style-name="ce82">
            <text:p>412.899</text:p>
          </table:table-cell>
          <table:table-cell office:value-type="percentage" office:value="0.93239498957855826" table:style-name="ce83">
            <text:p>93,2%</text:p>
          </table:table-cell>
          <table:table-cell office:value-type="float" office:value="269408" table:style-name="ce82">
            <text:p>269.408</text:p>
          </table:table-cell>
          <table:table-cell office:value-type="percentage" office:value="0.87300630593847006" table:style-name="ce83">
            <text:p>87,3%</text:p>
          </table:table-cell>
          <table:table-cell office:value-type="float" office:value="205253" table:style-name="ce82">
            <text:p>205.253</text:p>
          </table:table-cell>
          <table:table-cell office:value-type="percentage" office:value="0.8910019881751331" table:style-name="ce83">
            <text:p>89,1%</text:p>
          </table:table-cell>
          <table:table-cell office:value-type="float" office:value="177420" table:style-name="ce82">
            <text:p>177.420</text:p>
          </table:table-cell>
          <table:table-cell office:value-type="percentage" office:value="0.96768915263111965" table:style-name="ce83">
            <text:p>96,8%</text:p>
          </table:table-cell>
          <table:table-cell office:value-type="float" office:value="2343139" table:style-name="ce82">
            <text:p>2.343.139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399749280065727" table:style-name="ce83">
            <text:p>95,4%</text:p>
          </table:table-cell>
          <table:table-cell office:value-type="percentage" office:value="0.86883453299298896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498" table:style-name="ce82">
            <text:p>23.498</text:p>
          </table:table-cell>
          <table:table-cell office:value-type="percentage" office:value="1" table:style-name="ce83">
            <text:p>100,0%</text:p>
          </table:table-cell>
          <table:table-cell office:value-type="float" office:value="28793" table:style-name="ce82">
            <text:p>28.793</text:p>
          </table:table-cell>
          <table:table-cell office:value-type="percentage" office:value="1" table:style-name="ce83">
            <text:p>100,0%</text:p>
          </table:table-cell>
          <table:table-cell office:value-type="float" office:value="38553" table:style-name="ce82">
            <text:p>38.553</text:p>
          </table:table-cell>
          <table:table-cell office:value-type="percentage" office:value="0.99842026208111045" table:style-name="ce83">
            <text:p>99,8%</text:p>
          </table:table-cell>
          <table:table-cell office:value-type="float" office:value="45985" table:style-name="ce82">
            <text:p>45.985</text:p>
          </table:table-cell>
          <table:table-cell office:value-type="percentage" office:value="0.96810526315789469" table:style-name="ce83">
            <text:p>96,8%</text:p>
          </table:table-cell>
          <table:table-cell office:value-type="float" office:value="48563" table:style-name="ce82">
            <text:p>48.563</text:p>
          </table:table-cell>
          <table:table-cell office:value-type="percentage" office:value="0.93888717036578762" table:style-name="ce83">
            <text:p>93,9%</text:p>
          </table:table-cell>
          <table:table-cell office:value-type="float" office:value="32637" table:style-name="ce82">
            <text:p>32.637</text:p>
          </table:table-cell>
          <table:table-cell office:value-type="percentage" office:value="0.8812236742628794" table:style-name="ce83">
            <text:p>88,1%</text:p>
          </table:table-cell>
          <table:table-cell office:value-type="float" office:value="25906" table:style-name="ce82">
            <text:p>25.906</text:p>
          </table:table-cell>
          <table:table-cell office:value-type="percentage" office:value="0.85878140953391235" table:style-name="ce83">
            <text:p>85,9%</text:p>
          </table:table-cell>
          <table:table-cell office:value-type="float" office:value="25576" table:style-name="ce82">
            <text:p>25.576</text:p>
          </table:table-cell>
          <table:table-cell office:value-type="percentage" office:value="0.9842601500865884" table:style-name="ce83">
            <text:p>98,4%</text:p>
          </table:table-cell>
          <table:table-cell office:value-type="float" office:value="269511" table:style-name="ce82">
            <text:p>269.511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48173043104456" table:style-name="ce83">
            <text:p>95,7%</text:p>
          </table:table-cell>
          <table:table-cell office:value-type="percentage" office:value="0.85240815242143619" table:style-name="ce8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519" table:style-name="ce82">
            <text:p>375.519</text:p>
          </table:table-cell>
          <table:table-cell office:value-type="percentage" office:value="1" table:style-name="ce83">
            <text:p>100,0%</text:p>
          </table:table-cell>
          <table:table-cell office:value-type="float" office:value="513298" table:style-name="ce82">
            <text:p>513.298</text:p>
          </table:table-cell>
          <table:table-cell office:value-type="percentage" office:value="0.97390759889953515" table:style-name="ce83">
            <text:p>97,4%</text:p>
          </table:table-cell>
          <table:table-cell office:value-type="float" office:value="695161" table:style-name="ce82">
            <text:p>695.161</text:p>
          </table:table-cell>
          <table:table-cell office:value-type="percentage" office:value="0.96488761315718607" table:style-name="ce83">
            <text:p>96,5%</text:p>
          </table:table-cell>
          <table:table-cell office:value-type="float" office:value="951854" table:style-name="ce82">
            <text:p>951.854</text:p>
          </table:table-cell>
          <table:table-cell office:value-type="percentage" office:value="0.96170279835798411" table:style-name="ce83">
            <text:p>96,2%</text:p>
          </table:table-cell>
          <table:table-cell office:value-type="float" office:value="1055594" table:style-name="ce82">
            <text:p>1.055.594</text:p>
          </table:table-cell>
          <table:table-cell office:value-type="percentage" office:value="0.91311753211197255" table:style-name="ce83">
            <text:p>91,3%</text:p>
          </table:table-cell>
          <table:table-cell office:value-type="float" office:value="784309" table:style-name="ce82">
            <text:p>784.309</text:p>
          </table:table-cell>
          <table:table-cell office:value-type="percentage" office:value="0.87063797949478494" table:style-name="ce83">
            <text:p>87,1%</text:p>
          </table:table-cell>
          <table:table-cell office:value-type="float" office:value="641837" table:style-name="ce82">
            <text:p>641.837</text:p>
          </table:table-cell>
          <table:table-cell office:value-type="percentage" office:value="0.87258635292710152" table:style-name="ce83">
            <text:p>87,3%</text:p>
          </table:table-cell>
          <table:table-cell office:value-type="float" office:value="509554" table:style-name="ce82">
            <text:p>509.554</text:p>
          </table:table-cell>
          <table:table-cell office:value-type="percentage" office:value="0.89279531835862214" table:style-name="ce83">
            <text:p>89,3%</text:p>
          </table:table-cell>
          <table:table-cell office:value-type="float" office:value="5527126" table:style-name="ce82">
            <text:p>5.527.126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67596084213655" table:style-name="ce83">
            <text:p>92,6%</text:p>
          </table:table-cell>
          <table:table-cell office:value-type="percentage" office:value="0.81812710447927328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8" table:style-name="ce82">
            <text:p>210.168</text:p>
          </table:table-cell>
          <table:table-cell office:value-type="percentage" office:value="0.96361810704116857" table:style-name="ce83">
            <text:p>96,4%</text:p>
          </table:table-cell>
          <table:table-cell office:value-type="float" office:value="237219" table:style-name="ce82">
            <text:p>237.219</text:p>
          </table:table-cell>
          <table:table-cell office:value-type="percentage" office:value="0.9396002661723466" table:style-name="ce83">
            <text:p>94,0%</text:p>
          </table:table-cell>
          <table:table-cell office:value-type="float" office:value="175374" table:style-name="ce82">
            <text:p>175.374</text:p>
          </table:table-cell>
          <table:table-cell office:value-type="percentage" office:value="0.88094879291117878" table:style-name="ce83">
            <text:p>88,1%</text:p>
          </table:table-cell>
          <table:table-cell office:value-type="float" office:value="150763" table:style-name="ce82">
            <text:p>150.763</text:p>
          </table:table-cell>
          <table:table-cell office:value-type="percentage" office:value="0.86675788638545692" table:style-name="ce83">
            <text:p>86,7%</text:p>
          </table:table-cell>
          <table:table-cell office:value-type="float" office:value="132822" table:style-name="ce82">
            <text:p>132.822</text:p>
          </table:table-cell>
          <table:table-cell office:value-type="percentage" office:value="0.91844609171875868" table:style-name="ce83">
            <text:p>91,8%</text:p>
          </table:table-cell>
          <table:table-cell office:value-type="float" office:value="1233200" table:style-name="ce82">
            <text:p>1.233.200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3419620617269" table:style-name="ce83">
            <text:p>93,6%</text:p>
          </table:table-cell>
          <table:table-cell office:value-type="percentage" office:value="0.81502845858370632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0" table:style-name="ce82">
            <text:p>56.020</text:p>
          </table:table-cell>
          <table:table-cell office:value-type="percentage" office:value="0.98905367231638419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601" table:style-name="ce82">
            <text:p>92.601</text:p>
          </table:table-cell>
          <table:table-cell office:value-type="percentage" office:value="0.94782902413560155" table:style-name="ce83">
            <text:p>94,8%</text:p>
          </table:table-cell>
          <table:table-cell office:value-type="float" office:value="96710" table:style-name="ce82">
            <text:p>96.710</text:p>
          </table:table-cell>
          <table:table-cell office:value-type="percentage" office:value="0.91474891934583769" table:style-name="ce83">
            <text:p>91,5%</text:p>
          </table:table-cell>
          <table:table-cell office:value-type="float" office:value="66184" table:style-name="ce82">
            <text:p>66.184</text:p>
          </table:table-cell>
          <table:table-cell office:value-type="percentage" office:value="0.86256825971927176" table:style-name="ce83">
            <text:p>86,3%</text:p>
          </table:table-cell>
          <table:table-cell office:value-type="float" office:value="60184" table:style-name="ce82">
            <text:p>60.184</text:p>
          </table:table-cell>
          <table:table-cell office:value-type="percentage" office:value="0.87474201331356649" table:style-name="ce83">
            <text:p>87,5%</text:p>
          </table:table-cell>
          <table:table-cell office:value-type="float" office:value="53416" table:style-name="ce82">
            <text:p>53.416</text:p>
          </table:table-cell>
          <table:table-cell office:value-type="percentage" office:value="0.92863475947914675" table:style-name="ce83">
            <text:p>92,9%</text:p>
          </table:table-cell>
          <table:table-cell office:value-type="float" office:value="540381" table:style-name="ce82">
            <text:p>540.381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1195572362778" table:style-name="ce83">
            <text:p>93,1%</text:p>
          </table:table-cell>
          <table:table-cell office:value-type="percentage" office:value="0.82167978906841588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0" table:style-name="ce82">
            <text:p>165.530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6" table:style-name="ce82">
            <text:p>215.446</text:p>
          </table:table-cell>
          <table:table-cell office:value-type="percentage" office:value="0.99574794561067825" table:style-name="ce83">
            <text:p>99,6%</text:p>
          </table:table-cell>
          <table:table-cell office:value-type="float" office:value="281979" table:style-name="ce82">
            <text:p>281.979</text:p>
          </table:table-cell>
          <table:table-cell office:value-type="percentage" office:value="0.99231427033076092" table:style-name="ce83">
            <text:p>99,2%</text:p>
          </table:table-cell>
          <table:table-cell office:value-type="float" office:value="328541" table:style-name="ce82">
            <text:p>328.541</text:p>
          </table:table-cell>
          <table:table-cell office:value-type="percentage" office:value="0.97355000637099331" table:style-name="ce83">
            <text:p>97,4%</text:p>
          </table:table-cell>
          <table:table-cell office:value-type="float" office:value="327731" table:style-name="ce82">
            <text:p>327.731</text:p>
          </table:table-cell>
          <table:table-cell office:value-type="percentage" office:value="0.94158258251356075" table:style-name="ce83">
            <text:p>94,2%</text:p>
          </table:table-cell>
          <table:table-cell office:value-type="float" office:value="213390" table:style-name="ce82">
            <text:p>213.390</text:p>
          </table:table-cell>
          <table:table-cell office:value-type="percentage" office:value="0.89797378332316369" table:style-name="ce83">
            <text:p>89,8%</text:p>
          </table:table-cell>
          <table:table-cell office:value-type="float" office:value="176992" table:style-name="ce82">
            <text:p>176.992</text:p>
          </table:table-cell>
          <table:table-cell office:value-type="percentage" office:value="0.88844715508370353" table:style-name="ce83">
            <text:p>88,8%</text:p>
          </table:table-cell>
          <table:table-cell office:value-type="float" office:value="161374" table:style-name="ce82">
            <text:p>161.374</text:p>
          </table:table-cell>
          <table:table-cell office:value-type="percentage" office:value="0.93378544934815444" table:style-name="ce83">
            <text:p>93,4%</text:p>
          </table:table-cell>
          <table:table-cell office:value-type="float" office:value="1870983" table:style-name="ce82">
            <text:p>1.870.983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90071821907441" table:style-name="ce83">
            <text:p>95,7%</text:p>
          </table:table-cell>
          <table:table-cell office:value-type="percentage" office:value="0.85592943527357968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441416893732972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17" table:style-name="ce82">
            <text:p>9.917</text:p>
          </table:table-cell>
          <table:table-cell office:value-type="percentage" office:value="1.0685270983730202" table:style-name="ce83">
            <text:p>106,9%</text:p>
          </table:table-cell>
          <table:table-cell office:value-type="float" office:value="65685" table:style-name="ce82">
            <text:p>65.685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76312492080703" table:style-name="ce83">
            <text:p>92,5%</text:p>
          </table:table-cell>
          <table:table-cell office:value-type="percentage" office:value="0.78648658356981216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3751493428912782" table:style-name="ce83">
            <text:p>83,8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9" table:style-name="ce82">
            <text:p>63.119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6037558960537" table:style-name="ce83">
            <text:p>92,5%</text:p>
          </table:table-cell>
          <table:table-cell office:value-type="percentage" office:value="0.7512199185927495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8" table:style-name="ce82">
            <text:p>22.698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6" table:style-name="ce82">
            <text:p>25.136</text:p>
          </table:table-cell>
          <table:table-cell office:value-type="string" table:style-name="ce83">
            <text:p>-</text:p>
          </table:table-cell>
          <table:table-cell office:value-type="float" office:value="1238" table:style-name="ce82">
            <text:p>1.238</text:p>
          </table:table-cell>
          <table:table-cell office:value-type="string" table:style-name="ce83">
            <text:p>-</text:p>
          </table:table-cell>
          <table:table-cell office:value-type="float" office:value="95169" table:style-name="ce82">
            <text:p>95.169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5" table:style-name="ce85">
            <text:p>925</text:p>
          </table:table-cell>
          <table:table-cell office:value-type="string" table:style-name="ce86">
            <text:p>-</text:p>
          </table:table-cell>
          <table:table-cell office:value-type="float" office:value="1971" table:style-name="ce85">
            <text:p>1.971</text:p>
          </table:table-cell>
          <table:table-cell office:value-type="string" table:style-name="ce86">
            <text:p>-</text:p>
          </table:table-cell>
          <table:table-cell office:value-type="float" office:value="2433" table:style-name="ce85">
            <text:p>2.433</text:p>
          </table:table-cell>
          <table:table-cell office:value-type="string" table:style-name="ce86">
            <text:p>-</text:p>
          </table:table-cell>
          <table:table-cell office:value-type="float" office:value="2128" table:style-name="ce85">
            <text:p>2.128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2" table:style-name="ce85">
            <text:p>8.132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663" table:style-name="ce89">
            <text:p>2.952.663</text:p>
          </table:table-cell>
          <table:table-cell office:value-type="percentage" office:value="1" table:style-name="ce90">
            <text:p>100,0%</text:p>
          </table:table-cell>
          <table:table-cell office:value-type="float" office:value="3970546" table:style-name="ce89">
            <text:p>3.970.546</text:p>
          </table:table-cell>
          <table:table-cell office:value-type="percentage" office:value="0.9934240369052566" table:style-name="ce90">
            <text:p>99,3%</text:p>
          </table:table-cell>
          <table:table-cell office:value-type="float" office:value="5340820" table:style-name="ce89">
            <text:p>5.340.820</text:p>
          </table:table-cell>
          <table:table-cell office:value-type="percentage" office:value="0.96970764353645655" table:style-name="ce90">
            <text:p>97,0%</text:p>
          </table:table-cell>
          <table:table-cell office:value-type="float" office:value="6775473" table:style-name="ce89">
            <text:p>6.775.473</text:p>
          </table:table-cell>
          <table:table-cell office:value-type="percentage" office:value="0.95031483731324984" table:style-name="ce90">
            <text:p>95,0%</text:p>
          </table:table-cell>
          <table:table-cell office:value-type="float" office:value="7142981" table:style-name="ce89">
            <text:p>7.142.981</text:p>
          </table:table-cell>
          <table:table-cell office:value-type="percentage" office:value="0.91379767802919043" table:style-name="ce90">
            <text:p>91,4%</text:p>
          </table:table-cell>
          <table:table-cell office:value-type="float" office:value="5140986" table:style-name="ce89">
            <text:p>5.140.986</text:p>
          </table:table-cell>
          <table:table-cell office:value-type="percentage" office:value="0.86519163516783859" table:style-name="ce90">
            <text:p>86,5%</text:p>
          </table:table-cell>
          <table:table-cell office:value-type="float" office:value="4268316" table:style-name="ce89">
            <text:p>4.268.316</text:p>
          </table:table-cell>
          <table:table-cell office:value-type="percentage" office:value="0.86673266180739372" table:style-name="ce90">
            <text:p>86,7%</text:p>
          </table:table-cell>
          <table:table-cell office:value-type="float" office:value="3686526" table:style-name="ce89">
            <text:p>3.686.526</text:p>
          </table:table-cell>
          <table:table-cell office:value-type="percentage" office:value="0.9253416573752461" table:style-name="ce90">
            <text:p>92,5%</text:p>
          </table:table-cell>
          <table:table-cell office:value-type="float" office:value="39278311" table:style-name="ce89">
            <text:p>39.278.311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09589365498424" table:style-name="ce90">
            <text:p>93,1%</text:p>
          </table:table-cell>
          <table:table-cell office:value-type="percentage" office:value="0.82867913014570849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5" table:style-name="ce92">
            <text:p>653.115</text:p>
          </table:table-cell>
          <table:table-cell office:value-type="percentage" office:value="0.99815381699863825" table:style-name="ce93">
            <text:p>99,8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7490161537586528" table:style-name="ce93">
            <text:p>97,5%</text:p>
          </table:table-cell>
          <table:table-cell office:value-type="float" office:value="1222995" table:style-name="ce92">
            <text:p>1.222.995</text:p>
          </table:table-cell>
          <table:table-cell office:value-type="percentage" office:value="0.94983189537671509" table:style-name="ce93">
            <text:p>95,0%</text:p>
          </table:table-cell>
          <table:table-cell office:value-type="float" office:value="1268162" table:style-name="ce92">
            <text:p>1.268.162</text:p>
          </table:table-cell>
          <table:table-cell office:value-type="percentage" office:value="0.91607962228823059" table:style-name="ce93">
            <text:p>91,6%</text:p>
          </table:table-cell>
          <table:table-cell office:value-type="float" office:value="954109" table:style-name="ce92">
            <text:p>954.109</text:p>
          </table:table-cell>
          <table:table-cell office:value-type="percentage" office:value="0.8659760222840821" table:style-name="ce93">
            <text:p>86,6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834866625202999" table:style-name="ce93">
            <text:p>85,8%</text:p>
          </table:table-cell>
          <table:table-cell office:value-type="float" office:value="760994" table:style-name="ce92">
            <text:p>760.994</text:p>
          </table:table-cell>
          <table:table-cell office:value-type="percentage" office:value="0.9846644739055388" table:style-name="ce93">
            <text:p>98,5%</text:p>
          </table:table-cell>
          <table:table-cell office:value-type="float" office:value="7019391" table:style-name="ce92">
            <text:p>7.019.391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492092772980306" table:style-name="ce93">
            <text:p>93,5%</text:p>
          </table:table-cell>
          <table:table-cell office:value-type="percentage" office:value="0.8255953711837748" table:style-name="ce93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7" table:style-name="ce94">
            <text:p>155.587</text:p>
          </table:table-cell>
          <table:table-cell office:value-type="percentage" office:value="0.96452172834914141" table:style-name="ce95">
            <text:p>96,5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3824451410658305" table:style-name="ce95">
            <text:p>93,8%</text:p>
          </table:table-cell>
          <table:table-cell office:value-type="float" office:value="191303" table:style-name="ce94">
            <text:p>191.303</text:p>
          </table:table-cell>
          <table:table-cell office:value-type="percentage" office:value="0.89545818374158037" table:style-name="ce95">
            <text:p>89,5%</text:p>
          </table:table-cell>
          <table:table-cell office:value-type="float" office:value="130313" table:style-name="ce94">
            <text:p>130.313</text:p>
          </table:table-cell>
          <table:table-cell office:value-type="percentage" office:value="0.82331720137985065" table:style-name="ce95">
            <text:p>82,3%</text:p>
          </table:table-cell>
          <table:table-cell office:value-type="float" office:value="108683" table:style-name="ce94">
            <text:p>108.683</text:p>
          </table:table-cell>
          <table:table-cell office:value-type="percentage" office:value="0.83092249116958972" table:style-name="ce95">
            <text:p>83,1%</text:p>
          </table:table-cell>
          <table:table-cell office:value-type="float" office:value="98419" table:style-name="ce94">
            <text:p>98.419</text:p>
          </table:table-cell>
          <table:table-cell office:value-type="percentage" office:value="0.91948578528919911" table:style-name="ce95">
            <text:p>91,9%</text:p>
          </table:table-cell>
          <table:table-cell office:value-type="float" office:value="1092693" table:style-name="ce94">
            <text:p>1.092.693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8643896795721" table:style-name="ce95">
            <text:p>91,9%</text:p>
          </table:table-cell>
          <table:table-cell office:value-type="percentage" office:value="0.82087439797525863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39" table:style-name="ce94">
            <text:p>88.639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8397920915849724" table:style-name="ce95">
            <text:p>98,4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634952462627176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300968493318623" table:style-name="ce95">
            <text:p>103,0%</text:p>
          </table:table-cell>
          <table:table-cell office:value-type="float" office:value="886995" table:style-name="ce94">
            <text:p>886.995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986554849444" table:style-name="ce95">
            <text:p>95,3%</text:p>
          </table:table-cell>
          <table:table-cell office:value-type="percentage" office:value="0.87570799959324275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3" table:style-name="ce94">
            <text:p>51.453</text:p>
          </table:table-cell>
          <table:table-cell office:value-type="percentage" office:value="0.95935338317826713" table:style-name="ce95">
            <text:p>95,9%</text:p>
          </table:table-cell>
          <table:table-cell office:value-type="float" office:value="79893" table:style-name="ce94">
            <text:p>79.893</text:p>
          </table:table-cell>
          <table:table-cell office:value-type="percentage" office:value="0.91584703212050345" table:style-name="ce95">
            <text:p>91,6%</text:p>
          </table:table-cell>
          <table:table-cell office:value-type="float" office:value="112223" table:style-name="ce94">
            <text:p>112.223</text:p>
          </table:table-cell>
          <table:table-cell office:value-type="percentage" office:value="0.88091967376543456" table:style-name="ce95">
            <text:p>88,1%</text:p>
          </table:table-cell>
          <table:table-cell office:value-type="float" office:value="153229" table:style-name="ce94">
            <text:p>153.229</text:p>
          </table:table-cell>
          <table:table-cell office:value-type="percentage" office:value="0.86322306600265908" table:style-name="ce95">
            <text:p>86,3%</text:p>
          </table:table-cell>
          <table:table-cell office:value-type="float" office:value="173030" table:style-name="ce94">
            <text:p>173.030</text:p>
          </table:table-cell>
          <table:table-cell office:value-type="percentage" office:value="0.79876098105925963" table:style-name="ce95">
            <text:p>79,9%</text:p>
          </table:table-cell>
          <table:table-cell office:value-type="float" office:value="133805" table:style-name="ce94">
            <text:p>133.805</text:p>
          </table:table-cell>
          <table:table-cell office:value-type="percentage" office:value="0.72701538194048254" table:style-name="ce95">
            <text:p>72,7%</text:p>
          </table:table-cell>
          <table:table-cell office:value-type="float" office:value="103117" table:style-name="ce94">
            <text:p>103.117</text:p>
          </table:table-cell>
          <table:table-cell office:value-type="percentage" office:value="0.75151042539701052" table:style-name="ce95">
            <text:p>75,2%</text:p>
          </table:table-cell>
          <table:table-cell office:value-type="float" office:value="86034" table:style-name="ce94">
            <text:p>86.034</text:p>
          </table:table-cell>
          <table:table-cell office:value-type="percentage" office:value="0.86435058672239184" table:style-name="ce95">
            <text:p>86,4%</text:p>
          </table:table-cell>
          <table:table-cell office:value-type="float" office:value="892784" table:style-name="ce94">
            <text:p>892.784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21964074531917" table:style-name="ce95">
            <text:p>82,4%</text:p>
          </table:table-cell>
          <table:table-cell office:value-type="percentage" office:value="0.73192515013014692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403" table:style-name="ce94">
            <text:p>93.403</text:p>
          </table:table-cell>
          <table:table-cell office:value-type="percentage" office:value="0.93066100715410216" table:style-name="ce95">
            <text:p>93,1%</text:p>
          </table:table-cell>
          <table:table-cell office:value-type="float" office:value="152735" table:style-name="ce94">
            <text:p>152.735</text:p>
          </table:table-cell>
          <table:table-cell office:value-type="percentage" office:value="0.91214481086439803" table:style-name="ce95">
            <text:p>91,2%</text:p>
          </table:table-cell>
          <table:table-cell office:value-type="float" office:value="226450" table:style-name="ce94">
            <text:p>226.450</text:p>
          </table:table-cell>
          <table:table-cell office:value-type="percentage" office:value="0.90020075132674759" table:style-name="ce95">
            <text:p>90,0%</text:p>
          </table:table-cell>
          <table:table-cell office:value-type="float" office:value="325191" table:style-name="ce94">
            <text:p>325.191</text:p>
          </table:table-cell>
          <table:table-cell office:value-type="percentage" office:value="0.88307847721773702" table:style-name="ce95">
            <text:p>88,3%</text:p>
          </table:table-cell>
          <table:table-cell office:value-type="float" office:value="322858" table:style-name="ce94">
            <text:p>322.858</text:p>
          </table:table-cell>
          <table:table-cell office:value-type="percentage" office:value="0.81921822864465055" table:style-name="ce95">
            <text:p>81,9%</text:p>
          </table:table-cell>
          <table:table-cell office:value-type="float" office:value="234523" table:style-name="ce94">
            <text:p>234.523</text:p>
          </table:table-cell>
          <table:table-cell office:value-type="percentage" office:value="0.74960525726997851" table:style-name="ce95">
            <text:p>75,0%</text:p>
          </table:table-cell>
          <table:table-cell office:value-type="float" office:value="192816" table:style-name="ce94">
            <text:p>192.816</text:p>
          </table:table-cell>
          <table:table-cell office:value-type="percentage" office:value="0.75711800715432853" table:style-name="ce95">
            <text:p>75,7%</text:p>
          </table:table-cell>
          <table:table-cell office:value-type="float" office:value="171410" table:style-name="ce94">
            <text:p>171.410</text:p>
          </table:table-cell>
          <table:table-cell office:value-type="percentage" office:value="0.93023634439530023" table:style-name="ce95">
            <text:p>93,0%</text:p>
          </table:table-cell>
          <table:table-cell office:value-type="float" office:value="1719386" table:style-name="ce94">
            <text:p>1.719.386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52496099115182" table:style-name="ce95">
            <text:p>84,6%</text:p>
          </table:table-cell>
          <table:table-cell office:value-type="percentage" office:value="0.76608882051035276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2" table:style-name="ce94">
            <text:p>42.302</text:p>
          </table:table-cell>
          <table:table-cell office:value-type="percentage" office:value="1" table:style-name="ce95">
            <text:p>100,0%</text:p>
          </table:table-cell>
          <table:table-cell office:value-type="float" office:value="56121" table:style-name="ce94">
            <text:p>56.121</text:p>
          </table:table-cell>
          <table:table-cell office:value-type="percentage" office:value="1" table:style-name="ce95">
            <text:p>100,0%</text:p>
          </table:table-cell>
          <table:table-cell office:value-type="float" office:value="77188" table:style-name="ce94">
            <text:p>77.188</text:p>
          </table:table-cell>
          <table:table-cell office:value-type="percentage" office:value="0.97389505027947054" table:style-name="ce95">
            <text:p>97,4%</text:p>
          </table:table-cell>
          <table:table-cell office:value-type="float" office:value="85142" table:style-name="ce94">
            <text:p>85.142</text:p>
          </table:table-cell>
          <table:table-cell office:value-type="percentage" office:value="0.93593492360118724" table:style-name="ce95">
            <text:p>93,6%</text:p>
          </table:table-cell>
          <table:table-cell office:value-type="float" office:value="89358" table:style-name="ce94">
            <text:p>89.358</text:p>
          </table:table-cell>
          <table:table-cell office:value-type="percentage" office:value="0.91756515310208864" table:style-name="ce95">
            <text:p>91,8%</text:p>
          </table:table-cell>
          <table:table-cell office:value-type="float" office:value="56820" table:style-name="ce94">
            <text:p>56.820</text:p>
          </table:table-cell>
          <table:table-cell office:value-type="percentage" office:value="0.84606450460108995" table:style-name="ce95">
            <text:p>84,6%</text:p>
          </table:table-cell>
          <table:table-cell office:value-type="float" office:value="43419" table:style-name="ce94">
            <text:p>43.419</text:p>
          </table:table-cell>
          <table:table-cell office:value-type="percentage" office:value="0.85347826941599669" table:style-name="ce95">
            <text:p>85,3%</text:p>
          </table:table-cell>
          <table:table-cell office:value-type="float" office:value="46227" table:style-name="ce94">
            <text:p>46.227</text:p>
          </table:table-cell>
          <table:table-cell office:value-type="percentage" office:value="1.0208466753527814" table:style-name="ce95">
            <text:p>102,1%</text:p>
          </table:table-cell>
          <table:table-cell office:value-type="float" office:value="496577" table:style-name="ce94">
            <text:p>496.577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16050483624314" table:style-name="ce95">
            <text:p>94,2%</text:p>
          </table:table-cell>
          <table:table-cell office:value-type="percentage" office:value="0.85080569857193034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77" table:style-name="ce94">
            <text:p>228.677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0" table:style-name="ce94">
            <text:p>251.360</text:p>
          </table:table-cell>
          <table:table-cell office:value-type="percentage" office:value="1" table:style-name="ce95">
            <text:p>100,0%</text:p>
          </table:table-cell>
          <table:table-cell office:value-type="float" office:value="331797" table:style-name="ce94">
            <text:p>331.797</text:p>
          </table:table-cell>
          <table:table-cell office:value-type="percentage" office:value="1.0139162640606523" table:style-name="ce95">
            <text:p>101,4%</text:p>
          </table:table-cell>
          <table:table-cell office:value-type="float" office:value="358408" table:style-name="ce94">
            <text:p>358.408</text:p>
          </table:table-cell>
          <table:table-cell office:value-type="percentage" office:value="0.94020246430379617" table:style-name="ce95">
            <text:p>94,0%</text:p>
          </table:table-cell>
          <table:table-cell office:value-type="float" office:value="326022" table:style-name="ce94">
            <text:p>326.022</text:p>
          </table:table-cell>
          <table:table-cell office:value-type="percentage" office:value="0.9051088000621873" table:style-name="ce95">
            <text:p>90,5%</text:p>
          </table:table-cell>
          <table:table-cell office:value-type="float" office:value="217465" table:style-name="ce94">
            <text:p>217.465</text:p>
          </table:table-cell>
          <table:table-cell office:value-type="percentage" office:value="0.83995102393956012" table:style-name="ce95">
            <text:p>84,0%</text:p>
          </table:table-cell>
          <table:table-cell office:value-type="float" office:value="180091" table:style-name="ce94">
            <text:p>180.091</text:p>
          </table:table-cell>
          <table:table-cell office:value-type="percentage" office:value="0.85037232209048108" table:style-name="ce95">
            <text:p>85,0%</text:p>
          </table:table-cell>
          <table:table-cell office:value-type="float" office:value="164537" table:style-name="ce94">
            <text:p>164.537</text:p>
          </table:table-cell>
          <table:table-cell office:value-type="percentage" office:value="0.97823398613538803" table:style-name="ce95">
            <text:p>97,8%</text:p>
          </table:table-cell>
          <table:table-cell office:value-type="float" office:value="2058357" table:style-name="ce94">
            <text:p>2.058.357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4761317018307678" table:style-name="ce95">
            <text:p>94,8%</text:p>
          </table:table-cell>
          <table:table-cell office:value-type="percentage" office:value="0.86244646782999934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40" table:style-name="ce94">
            <text:p>137.240</text:p>
          </table:table-cell>
          <table:table-cell office:value-type="percentage" office:value="1" table:style-name="ce95">
            <text:p>100,0%</text:p>
          </table:table-cell>
          <table:table-cell office:value-type="float" office:value="158453" table:style-name="ce94">
            <text:p>158.453</text:p>
          </table:table-cell>
          <table:table-cell office:value-type="percentage" office:value="1" table:style-name="ce95">
            <text:p>100,0%</text:p>
          </table:table-cell>
          <table:table-cell office:value-type="float" office:value="223343" table:style-name="ce94">
            <text:p>223.343</text:p>
          </table:table-cell>
          <table:table-cell office:value-type="percentage" office:value="0.97945427754486292" table:style-name="ce95">
            <text:p>97,9%</text:p>
          </table:table-cell>
          <table:table-cell office:value-type="float" office:value="286886" table:style-name="ce94">
            <text:p>286.886</text:p>
          </table:table-cell>
          <table:table-cell office:value-type="percentage" office:value="0.92125738984672789" table:style-name="ce95">
            <text:p>92,1%</text:p>
          </table:table-cell>
          <table:table-cell office:value-type="float" office:value="287396" table:style-name="ce94">
            <text:p>287.396</text:p>
          </table:table-cell>
          <table:table-cell office:value-type="percentage" office:value="0.86910345620099128" table:style-name="ce95">
            <text:p>86,9%</text:p>
          </table:table-cell>
          <table:table-cell office:value-type="float" office:value="207180" table:style-name="ce94">
            <text:p>207.180</text:p>
          </table:table-cell>
          <table:table-cell office:value-type="percentage" office:value="0.80379901532874753" table:style-name="ce95">
            <text:p>80,4%</text:p>
          </table:table-cell>
          <table:table-cell office:value-type="float" office:value="174934" table:style-name="ce94">
            <text:p>174.934</text:p>
          </table:table-cell>
          <table:table-cell office:value-type="percentage" office:value="0.7988145685687148" table:style-name="ce95">
            <text:p>79,9%</text:p>
          </table:table-cell>
          <table:table-cell office:value-type="float" office:value="167959" table:style-name="ce94">
            <text:p>167.959</text:p>
          </table:table-cell>
          <table:table-cell office:value-type="percentage" office:value="0.94456629324695196" table:style-name="ce95">
            <text:p>94,5%</text:p>
          </table:table-cell>
          <table:table-cell office:value-type="float" office:value="1643391" table:style-name="ce94">
            <text:p>1.643.391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491013070995696" table:style-name="ce95">
            <text:p>90,5%</text:p>
          </table:table-cell>
          <table:table-cell office:value-type="percentage" office:value="0.80218006341718673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61" table:style-name="ce94">
            <text:p>455.861</text:p>
          </table:table-cell>
          <table:table-cell office:value-type="percentage" office:value="1" table:style-name="ce95">
            <text:p>100,0%</text:p>
          </table:table-cell>
          <table:table-cell office:value-type="float" office:value="618657" table:style-name="ce94">
            <text:p>618.657</text:p>
          </table:table-cell>
          <table:table-cell office:value-type="percentage" office:value="0.97313507493676621" table:style-name="ce95">
            <text:p>97,3%</text:p>
          </table:table-cell>
          <table:table-cell office:value-type="float" office:value="802599" table:style-name="ce94">
            <text:p>802.599</text:p>
          </table:table-cell>
          <table:table-cell office:value-type="percentage" office:value="0.94148277269720015" table:style-name="ce95">
            <text:p>94,1%</text:p>
          </table:table-cell>
          <table:table-cell office:value-type="float" office:value="1040407" table:style-name="ce94">
            <text:p>1.040.407</text:p>
          </table:table-cell>
          <table:table-cell office:value-type="percentage" office:value="0.94806456345492673" table:style-name="ce95">
            <text:p>94,8%</text:p>
          </table:table-cell>
          <table:table-cell office:value-type="float" office:value="1157045" table:style-name="ce94">
            <text:p>1.157.045</text:p>
          </table:table-cell>
          <table:table-cell office:value-type="percentage" office:value="0.90710920166519016" table:style-name="ce95">
            <text:p>90,7%</text:p>
          </table:table-cell>
          <table:table-cell office:value-type="float" office:value="820672" table:style-name="ce94">
            <text:p>820.672</text:p>
          </table:table-cell>
          <table:table-cell office:value-type="percentage" office:value="0.84900499468254598" table:style-name="ce95">
            <text:p>84,9%</text:p>
          </table:table-cell>
          <table:table-cell office:value-type="float" office:value="685875" table:style-name="ce94">
            <text:p>685.875</text:p>
          </table:table-cell>
          <table:table-cell office:value-type="percentage" office:value="0.82730333188991245" table:style-name="ce95">
            <text:p>82,7%</text:p>
          </table:table-cell>
          <table:table-cell office:value-type="float" office:value="613517" table:style-name="ce94">
            <text:p>613.517</text:p>
          </table:table-cell>
          <table:table-cell office:value-type="percentage" office:value="0.91383796843138509" table:style-name="ce95">
            <text:p>91,4%</text:p>
          </table:table-cell>
          <table:table-cell office:value-type="float" office:value="6194633" table:style-name="ce94">
            <text:p>6.194.633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3749311085999" table:style-name="ce95">
            <text:p>91,3%</text:p>
          </table:table-cell>
          <table:table-cell office:value-type="percentage" office:value="0.80751254065013889" table:style-name="ce95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85" table:style-name="ce94">
            <text:p>295.585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1" table:style-name="ce94">
            <text:p>435.751</text:p>
          </table:table-cell>
          <table:table-cell office:value-type="percentage" office:value="0.99084761333042271" table:style-name="ce95">
            <text:p>99,1%</text:p>
          </table:table-cell>
          <table:table-cell office:value-type="float" office:value="579764" table:style-name="ce94">
            <text:p>579.764</text:p>
          </table:table-cell>
          <table:table-cell office:value-type="percentage" office:value="0.97090129617845067" table:style-name="ce95">
            <text:p>97,1%</text:p>
          </table:table-cell>
          <table:table-cell office:value-type="float" office:value="733805" table:style-name="ce94">
            <text:p>733.805</text:p>
          </table:table-cell>
          <table:table-cell office:value-type="percentage" office:value="0.96262475468846742" table:style-name="ce95">
            <text:p>96,3%</text:p>
          </table:table-cell>
          <table:table-cell office:value-type="float" office:value="770036" table:style-name="ce94">
            <text:p>770.036</text:p>
          </table:table-cell>
          <table:table-cell office:value-type="percentage" office:value="0.91592117736757528" table:style-name="ce95">
            <text:p>91,6%</text:p>
          </table:table-cell>
          <table:table-cell office:value-type="float" office:value="530705" table:style-name="ce94">
            <text:p>530.705</text:p>
          </table:table-cell>
          <table:table-cell office:value-type="percentage" office:value="0.8644516151100875" table:style-name="ce95">
            <text:p>86,4%</text:p>
          </table:table-cell>
          <table:table-cell office:value-type="float" office:value="447388" table:style-name="ce94">
            <text:p>447.388</text:p>
          </table:table-cell>
          <table:table-cell office:value-type="percentage" office:value="0.8724874359609418" table:style-name="ce95">
            <text:p>87,2%</text:p>
          </table:table-cell>
          <table:table-cell office:value-type="float" office:value="430311" table:style-name="ce94">
            <text:p>430.311</text:p>
          </table:table-cell>
          <table:table-cell office:value-type="percentage" office:value="0.9943202955849425" table:style-name="ce95">
            <text:p>99,4%</text:p>
          </table:table-cell>
          <table:table-cell office:value-type="float" office:value="4223345" table:style-name="ce94">
            <text:p>4.223.345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18712269252225" table:style-name="ce95">
            <text:p>94,0%</text:p>
          </table:table-cell>
          <table:table-cell office:value-type="percentage" office:value="0.83679559029095241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7" table:style-name="ce94">
            <text:p>77.697</text:p>
          </table:table-cell>
          <table:table-cell office:value-type="percentage" office:value="1" table:style-name="ce95">
            <text:p>100,0%</text:p>
          </table:table-cell>
          <table:table-cell office:value-type="float" office:value="95790" table:style-name="ce94">
            <text:p>95.790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1" table:style-name="ce94">
            <text:p>132.911</text:p>
          </table:table-cell>
          <table:table-cell office:value-type="percentage" office:value="1.0170333244060146" table:style-name="ce95">
            <text:p>101,7%</text:p>
          </table:table-cell>
          <table:table-cell office:value-type="float" office:value="161627" table:style-name="ce94">
            <text:p>161.627</text:p>
          </table:table-cell>
          <table:table-cell office:value-type="percentage" office:value="0.96233470077938466" table:style-name="ce95">
            <text:p>96,2%</text:p>
          </table:table-cell>
          <table:table-cell office:value-type="float" office:value="146270" table:style-name="ce94">
            <text:p>146.270</text:p>
          </table:table-cell>
          <table:table-cell office:value-type="percentage" office:value="0.92848618728417631" table:style-name="ce95">
            <text:p>92,8%</text:p>
          </table:table-cell>
          <table:table-cell office:value-type="float" office:value="113413" table:style-name="ce94">
            <text:p>113.413</text:p>
          </table:table-cell>
          <table:table-cell office:value-type="percentage" office:value="0.87346929344896107" table:style-name="ce95">
            <text:p>87,3%</text:p>
          </table:table-cell>
          <table:table-cell office:value-type="float" office:value="93653" table:style-name="ce94">
            <text:p>93.653</text:p>
          </table:table-cell>
          <table:table-cell office:value-type="percentage" office:value="0.83242671501964338" table:style-name="ce95">
            <text:p>83,2%</text:p>
          </table:table-cell>
          <table:table-cell office:value-type="float" office:value="86641" table:style-name="ce94">
            <text:p>86.641</text:p>
          </table:table-cell>
          <table:table-cell office:value-type="percentage" office:value="1.0108740038969071" table:style-name="ce95">
            <text:p>101,1%</text:p>
          </table:table-cell>
          <table:table-cell office:value-type="float" office:value="908002" table:style-name="ce94">
            <text:p>908.002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90226236722142" table:style-name="ce95">
            <text:p>95,6%</text:p>
          </table:table-cell>
          <table:table-cell office:value-type="percentage" office:value="0.85822576391849137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28" table:style-name="ce94">
            <text:p>241.828</text:p>
          </table:table-cell>
          <table:table-cell office:value-type="percentage" office:value="1" table:style-name="ce95">
            <text:p>100,0%</text:p>
          </table:table-cell>
          <table:table-cell office:value-type="float" office:value="291596" table:style-name="ce94">
            <text:p>291.596</text:p>
          </table:table-cell>
          <table:table-cell office:value-type="percentage" office:value="0.99865405888577996" table:style-name="ce95">
            <text:p>99,9%</text:p>
          </table:table-cell>
          <table:table-cell office:value-type="float" office:value="348226" table:style-name="ce94">
            <text:p>348.226</text:p>
          </table:table-cell>
          <table:table-cell office:value-type="percentage" office:value="0.98489673780849973" table:style-name="ce95">
            <text:p>98,5%</text:p>
          </table:table-cell>
          <table:table-cell office:value-type="float" office:value="393057" table:style-name="ce94">
            <text:p>393.057</text:p>
          </table:table-cell>
          <table:table-cell office:value-type="percentage" office:value="0.96054985337243404" table:style-name="ce95">
            <text:p>96,1%</text:p>
          </table:table-cell>
          <table:table-cell office:value-type="float" office:value="411474" table:style-name="ce94">
            <text:p>411.474</text:p>
          </table:table-cell>
          <table:table-cell office:value-type="percentage" office:value="0.92917710128105824" table:style-name="ce95">
            <text:p>92,9%</text:p>
          </table:table-cell>
          <table:table-cell office:value-type="float" office:value="267535" table:style-name="ce94">
            <text:p>267.535</text:p>
          </table:table-cell>
          <table:table-cell office:value-type="percentage" office:value="0.86693692117252863" table:style-name="ce95">
            <text:p>86,7%</text:p>
          </table:table-cell>
          <table:table-cell office:value-type="float" office:value="202675" table:style-name="ce94">
            <text:p>202.675</text:p>
          </table:table-cell>
          <table:table-cell office:value-type="percentage" office:value="0.87981090631267311" table:style-name="ce95">
            <text:p>88,0%</text:p>
          </table:table-cell>
          <table:table-cell office:value-type="float" office:value="193167" table:style-name="ce94">
            <text:p>193.167</text:p>
          </table:table-cell>
          <table:table-cell office:value-type="percentage" office:value="1.0535768827995462" table:style-name="ce95">
            <text:p>105,4%</text:p>
          </table:table-cell>
          <table:table-cell office:value-type="float" office:value="2349558" table:style-name="ce94">
            <text:p>2.349.558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61095700670207" table:style-name="ce95">
            <text:p>95,7%</text:p>
          </table:table-cell>
          <table:table-cell office:value-type="percentage" office:value="0.87121469433522347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28" table:style-name="ce94">
            <text:p>25.128</text:p>
          </table:table-cell>
          <table:table-cell office:value-type="percentage" office:value="1" table:style-name="ce95">
            <text:p>100,0%</text:p>
          </table:table-cell>
          <table:table-cell office:value-type="float" office:value="30720" table:style-name="ce94">
            <text:p>30.720</text:p>
          </table:table-cell>
          <table:table-cell office:value-type="percentage" office:value="1" table:style-name="ce95">
            <text:p>100,0%</text:p>
          </table:table-cell>
          <table:table-cell office:value-type="float" office:value="39723" table:style-name="ce94">
            <text:p>39.723</text:p>
          </table:table-cell>
          <table:table-cell office:value-type="percentage" office:value="1.0287201533122701" table:style-name="ce95">
            <text:p>102,9%</text:p>
          </table:table-cell>
          <table:table-cell office:value-type="float" office:value="46327" table:style-name="ce94">
            <text:p>46.327</text:p>
          </table:table-cell>
          <table:table-cell office:value-type="percentage" office:value="0.97530526315789479" table:style-name="ce95">
            <text:p>97,5%</text:p>
          </table:table-cell>
          <table:table-cell office:value-type="float" office:value="48669" table:style-name="ce94">
            <text:p>48.669</text:p>
          </table:table-cell>
          <table:table-cell office:value-type="percentage" office:value="0.94093650916402449" table:style-name="ce95">
            <text:p>94,1%</text:p>
          </table:table-cell>
          <table:table-cell office:value-type="float" office:value="32477" table:style-name="ce94">
            <text:p>32.477</text:p>
          </table:table-cell>
          <table:table-cell office:value-type="percentage" office:value="0.87690355329949243" table:style-name="ce95">
            <text:p>87,7%</text:p>
          </table:table-cell>
          <table:table-cell office:value-type="float" office:value="25550" table:style-name="ce94">
            <text:p>25.550</text:p>
          </table:table-cell>
          <table:table-cell office:value-type="percentage" office:value="0.84698004375787306" table:style-name="ce95">
            <text:p>84,7%</text:p>
          </table:table-cell>
          <table:table-cell office:value-type="float" office:value="25732" table:style-name="ce94">
            <text:p>25.732</text:p>
          </table:table-cell>
          <table:table-cell office:value-type="percentage" office:value="0.99026361362324422" table:style-name="ce95">
            <text:p>99,0%</text:p>
          </table:table-cell>
          <table:table-cell office:value-type="float" office:value="274326" table:style-name="ce94">
            <text:p>274.326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58780228720432" table:style-name="ce95">
            <text:p>97,5%</text:p>
          </table:table-cell>
          <table:table-cell office:value-type="percentage" office:value="0.86763701229694856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464" table:style-name="ce94">
            <text:p>372.464</text:p>
          </table:table-cell>
          <table:table-cell office:value-type="percentage" office:value="1" table:style-name="ce95">
            <text:p>100,0%</text:p>
          </table:table-cell>
          <table:table-cell office:value-type="float" office:value="511566" table:style-name="ce94">
            <text:p>511.566</text:p>
          </table:table-cell>
          <table:table-cell office:value-type="percentage" office:value="0.97062138317047719" table:style-name="ce95">
            <text:p>97,1%</text:p>
          </table:table-cell>
          <table:table-cell office:value-type="float" office:value="691905" table:style-name="ce94">
            <text:p>691.905</text:p>
          </table:table-cell>
          <table:table-cell office:value-type="percentage" office:value="0.96036826574206968" table:style-name="ce95">
            <text:p>96,0%</text:p>
          </table:table-cell>
          <table:table-cell office:value-type="float" office:value="962975" table:style-name="ce94">
            <text:p>962.975</text:p>
          </table:table-cell>
          <table:table-cell office:value-type="percentage" office:value="0.97293886693629461" table:style-name="ce95">
            <text:p>97,3%</text:p>
          </table:table-cell>
          <table:table-cell office:value-type="float" office:value="1054130" table:style-name="ce94">
            <text:p>1.054.130</text:p>
          </table:table-cell>
          <table:table-cell office:value-type="percentage" office:value="0.91185113227736581" table:style-name="ce95">
            <text:p>91,2%</text:p>
          </table:table-cell>
          <table:table-cell office:value-type="float" office:value="775201" table:style-name="ce94">
            <text:p>775.201</text:p>
          </table:table-cell>
          <table:table-cell office:value-type="percentage" office:value="0.86052746091443133" table:style-name="ce95">
            <text:p>86,1%</text:p>
          </table:table-cell>
          <table:table-cell office:value-type="float" office:value="631366" table:style-name="ce94">
            <text:p>631.366</text:p>
          </table:table-cell>
          <table:table-cell office:value-type="percentage" office:value="0.85835088239252699" table:style-name="ce95">
            <text:p>85,8%</text:p>
          </table:table-cell>
          <table:table-cell office:value-type="float" office:value="540513" table:style-name="ce94">
            <text:p>540.513</text:p>
          </table:table-cell>
          <table:table-cell office:value-type="percentage" office:value="0.94703893191295507" table:style-name="ce95">
            <text:p>94,7%</text:p>
          </table:table-cell>
          <table:table-cell office:value-type="float" office:value="5540120" table:style-name="ce94">
            <text:p>5.540.120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85217926653707" table:style-name="ce95">
            <text:p>92,8%</text:p>
          </table:table-cell>
          <table:table-cell office:value-type="percentage" office:value="0.82005048085889698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1.0033150754521594" table:style-name="ce95">
            <text:p>100,3%</text:p>
          </table:table-cell>
          <table:table-cell office:value-type="float" office:value="212086" table:style-name="ce94">
            <text:p>212.086</text:p>
          </table:table-cell>
          <table:table-cell office:value-type="percentage" office:value="0.97241211721067566" table:style-name="ce95">
            <text:p>97,2%</text:p>
          </table:table-cell>
          <table:table-cell office:value-type="float" office:value="236120" table:style-name="ce94">
            <text:p>236.120</text:p>
          </table:table-cell>
          <table:table-cell office:value-type="percentage" office:value="0.93524723925408371" table:style-name="ce95">
            <text:p>93,5%</text:p>
          </table:table-cell>
          <table:table-cell office:value-type="float" office:value="172191" table:style-name="ce94">
            <text:p>172.191</text:p>
          </table:table-cell>
          <table:table-cell office:value-type="percentage" office:value="0.86495976370595862" table:style-name="ce95">
            <text:p>86,5%</text:p>
          </table:table-cell>
          <table:table-cell office:value-type="float" office:value="145888" table:style-name="ce94">
            <text:p>145.888</text:p>
          </table:table-cell>
          <table:table-cell office:value-type="percentage" office:value="0.83873081942520078" table:style-name="ce95">
            <text:p>83,9%</text:p>
          </table:table-cell>
          <table:table-cell office:value-type="float" office:value="134189" table:style-name="ce94">
            <text:p>134.189</text:p>
          </table:table-cell>
          <table:table-cell office:value-type="percentage" office:value="0.92789871106931465" table:style-name="ce95">
            <text:p>92,8%</text:p>
          </table:table-cell>
          <table:table-cell office:value-type="float" office:value="1238842" table:style-name="ce94">
            <text:p>1.238.842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21617863805329" table:style-name="ce95">
            <text:p>94,0%</text:p>
          </table:table-cell>
          <table:table-cell office:value-type="percentage" office:value="0.81875728648131352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5" table:style-name="ce94">
            <text:p>42.325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8718220338983054" table:style-name="ce95">
            <text:p>98,7%</text:p>
          </table:table-cell>
          <table:table-cell office:value-type="float" office:value="72503" table:style-name="ce94">
            <text:p>72.503</text:p>
          </table:table-cell>
          <table:table-cell office:value-type="percentage" office:value="0.95814721818422099" table:style-name="ce95">
            <text:p>95,8%</text:p>
          </table:table-cell>
          <table:table-cell office:value-type="float" office:value="92834" table:style-name="ce94">
            <text:p>92.834</text:p>
          </table:table-cell>
          <table:table-cell office:value-type="percentage" office:value="0.95021392454297937" table:style-name="ce95">
            <text:p>95,0%</text:p>
          </table:table-cell>
          <table:table-cell office:value-type="float" office:value="96624" table:style-name="ce94">
            <text:p>96.624</text:p>
          </table:table-cell>
          <table:table-cell office:value-type="percentage" office:value="0.91393547288669452" table:style-name="ce95">
            <text:p>91,4%</text:p>
          </table:table-cell>
          <table:table-cell office:value-type="float" office:value="65831" table:style-name="ce94">
            <text:p>65.831</text:p>
          </table:table-cell>
          <table:table-cell office:value-type="percentage" office:value="0.85796765238697237" table:style-name="ce95">
            <text:p>85,8%</text:p>
          </table:table-cell>
          <table:table-cell office:value-type="float" office:value="59493" table:style-name="ce94">
            <text:p>59.493</text:p>
          </table:table-cell>
          <table:table-cell office:value-type="percentage" office:value="0.86469870061916809" table:style-name="ce95">
            <text:p>86,5%</text:p>
          </table:table-cell>
          <table:table-cell office:value-type="float" office:value="56192" table:style-name="ce94">
            <text:p>56.192</text:p>
          </table:table-cell>
          <table:table-cell office:value-type="percentage" office:value="0.97689539472540465" table:style-name="ce95">
            <text:p>97,7%</text:p>
          </table:table-cell>
          <table:table-cell office:value-type="float" office:value="541716" table:style-name="ce94">
            <text:p>541.716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71298955141047" table:style-name="ce95">
            <text:p>93,4%</text:p>
          </table:table-cell>
          <table:table-cell office:value-type="percentage" office:value="0.82370973186508412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3" table:style-name="ce94">
            <text:p>164.043</text:p>
          </table:table-cell>
          <table:table-cell office:value-type="percentage" office:value="1.0283151335832403" table:style-name="ce95">
            <text:p>102,8%</text:p>
          </table:table-cell>
          <table:table-cell office:value-type="float" office:value="214933" table:style-name="ce94">
            <text:p>214.933</text:p>
          </table:table-cell>
          <table:table-cell office:value-type="percentage" office:value="0.99337696310880641" table:style-name="ce95">
            <text:p>99,3%</text:p>
          </table:table-cell>
          <table:table-cell office:value-type="float" office:value="278697" table:style-name="ce94">
            <text:p>278.697</text:p>
          </table:table-cell>
          <table:table-cell office:value-type="percentage" office:value="0.9807645611849537" table:style-name="ce95">
            <text:p>98,1%</text:p>
          </table:table-cell>
          <table:table-cell office:value-type="float" office:value="327500" table:style-name="ce94">
            <text:p>327.500</text:p>
          </table:table-cell>
          <table:table-cell office:value-type="percentage" office:value="0.9704652603069337" table:style-name="ce95">
            <text:p>97,0%</text:p>
          </table:table-cell>
          <table:table-cell office:value-type="float" office:value="325280" table:style-name="ce94">
            <text:p>325.280</text:p>
          </table:table-cell>
          <table:table-cell office:value-type="percentage" office:value="0.9345407741105084" table:style-name="ce95">
            <text:p>93,5%</text:p>
          </table:table-cell>
          <table:table-cell office:value-type="float" office:value="210055" table:style-name="ce94">
            <text:p>210.055</text:p>
          </table:table-cell>
          <table:table-cell office:value-type="percentage" office:value="0.88393965535379893" table:style-name="ce95">
            <text:p>88,4%</text:p>
          </table:table-cell>
          <table:table-cell office:value-type="float" office:value="173874" table:style-name="ce94">
            <text:p>173.874</text:p>
          </table:table-cell>
          <table:table-cell office:value-type="percentage" office:value="0.87279572321361343" table:style-name="ce95">
            <text:p>87,3%</text:p>
          </table:table-cell>
          <table:table-cell office:value-type="float" office:value="167413" table:style-name="ce94">
            <text:p>167.413</text:p>
          </table:table-cell>
          <table:table-cell office:value-type="percentage" office:value="0.96872992818993497" table:style-name="ce95">
            <text:p>96,9%</text:p>
          </table:table-cell>
          <table:table-cell office:value-type="float" office:value="1861795" table:style-name="ce94">
            <text:p>1.861.795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2015820970483" table:style-name="ce95">
            <text:p>95,2%</text:p>
          </table:table-cell>
          <table:table-cell office:value-type="percentage" office:value="0.85172614766952681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760217983651224" table:style-name="ce95">
            <text:p>88,8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75" table:style-name="ce94">
            <text:p>9.475</text:p>
          </table:table-cell>
          <table:table-cell office:value-type="percentage" office:value="1.0209029199439716" table:style-name="ce95">
            <text:p>102,1%</text:p>
          </table:table-cell>
          <table:table-cell office:value-type="float" office:value="63957" table:style-name="ce94">
            <text:p>63.957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43503357783439" table:style-name="ce95">
            <text:p>90,0%</text:p>
          </table:table-cell>
          <table:table-cell office:value-type="percentage" office:value="0.76579618520780202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5" table:style-name="ce94">
            <text:p>10.595</text:p>
          </table:table-cell>
          <table:table-cell office:value-type="percentage" office:value="0.96997161951844735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8" table:style-name="ce94">
            <text:p>61.498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584068203791" table:style-name="ce95">
            <text:p>90,1%</text:p>
          </table:table-cell>
          <table:table-cell office:value-type="percentage" office:value="0.73192735236009621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39" table:style-name="ce94">
            <text:p>22.739</text:p>
          </table:table-cell>
          <table:table-cell office:value-type="string" table:style-name="ce95">
            <text:p>-</text:p>
          </table:table-cell>
          <table:table-cell office:value-type="float" office:value="32580" table:style-name="ce94">
            <text:p>32.580</text:p>
          </table:table-cell>
          <table:table-cell office:value-type="string" table:style-name="ce95">
            <text:p>-</text:p>
          </table:table-cell>
          <table:table-cell office:value-type="float" office:value="24588" table:style-name="ce94">
            <text:p>24.588</text:p>
          </table:table-cell>
          <table:table-cell office:value-type="string" table:style-name="ce95">
            <text:p>-</text:p>
          </table:table-cell>
          <table:table-cell office:value-type="float" office:value="1341" table:style-name="ce94">
            <text:p>1.341</text:p>
          </table:table-cell>
          <table:table-cell office:value-type="string" table:style-name="ce95">
            <text:p>-</text:p>
          </table:table-cell>
          <table:table-cell office:value-type="float" office:value="94837" table:style-name="ce94">
            <text:p>94.837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3" table:style-name="ce97">
            <text:p>923</text:p>
          </table:table-cell>
          <table:table-cell office:value-type="string" table:style-name="ce98">
            <text:p>-</text:p>
          </table:table-cell>
          <table:table-cell office:value-type="float" office:value="1984" table:style-name="ce97">
            <text:p>1.984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35" table:style-name="ce97">
            <text:p>2.135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2" table:style-name="ce97">
            <text:p>8.142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580" table:style-name="ce99">
            <text:p>2.928.580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283" table:style-name="ce99">
            <text:p>3.956.283</text:p>
          </table:table-cell>
          <table:table-cell office:value-type="percentage" office:value="0.98985545791426155" table:style-name="ce100">
            <text:p>99,0%</text:p>
          </table:table-cell>
          <table:table-cell office:value-type="float" office:value="5329787" table:style-name="ce99">
            <text:p>5.329.787</text:p>
          </table:table-cell>
          <table:table-cell office:value-type="percentage" office:value="0.96770443346176049" table:style-name="ce100">
            <text:p>96,8%</text:p>
          </table:table-cell>
          <table:table-cell office:value-type="float" office:value="6777500" table:style-name="ce99">
            <text:p>6.777.500</text:p>
          </table:table-cell>
          <table:table-cell office:value-type="percentage" office:value="0.95059914044237959" table:style-name="ce100">
            <text:p>95,1%</text:p>
          </table:table-cell>
          <table:table-cell office:value-type="float" office:value="7102732" table:style-name="ce99">
            <text:p>7.102.732</text:p>
          </table:table-cell>
          <table:table-cell office:value-type="percentage" office:value="0.90864864532939793" table:style-name="ce100">
            <text:p>90,9%</text:p>
          </table:table-cell>
          <table:table-cell office:value-type="float" office:value="5067883" table:style-name="ce99">
            <text:p>5.067.883</text:p>
          </table:table-cell>
          <table:table-cell office:value-type="percentage" office:value="0.85288891656372745" table:style-name="ce100">
            <text:p>85,3%</text:p>
          </table:table-cell>
          <table:table-cell office:value-type="float" office:value="4176988" table:style-name="ce99">
            <text:p>4.176.988</text:p>
          </table:table-cell>
          <table:table-cell office:value-type="percentage" office:value="0.8481874180771859" table:style-name="ce100">
            <text:p>84,8%</text:p>
          </table:table-cell>
          <table:table-cell office:value-type="float" office:value="3830592" table:style-name="ce99">
            <text:p>3.830.592</text:p>
          </table:table-cell>
          <table:table-cell office:value-type="percentage" office:value="0.96150314686736471" table:style-name="ce100">
            <text:p>96,2%</text:p>
          </table:table-cell>
          <table:table-cell office:value-type="float" office:value="39170345" table:style-name="ce99">
            <text:p>39.170.345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853654991807166" table:style-name="ce100">
            <text:p>92,9%</text:p>
          </table:table-cell>
          <table:table-cell office:value-type="percentage" office:value="0.82640130381643195" table:style-name="ce100">
            <text:p>82,6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96818" table:style-name="ce102">
            <text:p>296.818</text:p>
          </table:table-cell>
          <table:table-cell office:value-type="percentage" office:value="0.70203763053016233" table:style-name="ce103">
            <text:p>70,20%</text:p>
          </table:table-cell>
          <table:table-cell office:value-type="float" office:value="390183" table:style-name="ce102">
            <text:p>390.183</text:p>
          </table:table-cell>
          <table:table-cell office:value-type="percentage" office:value="0.59631558114264671" table:style-name="ce103">
            <text:p>59,63%</text:p>
          </table:table-cell>
          <table:table-cell office:value-type="float" office:value="345637" table:style-name="ce102">
            <text:p>345.637</text:p>
          </table:table-cell>
          <table:table-cell office:value-type="percentage" office:value="0.36070396533605226" table:style-name="ce103">
            <text:p>36,0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1545" table:style-name="ce104">
            <text:p>71.545</text:p>
          </table:table-cell>
          <table:table-cell office:value-type="percentage" office:value="0.7318956962957659" table:style-name="ce105">
            <text:p>73,19%</text:p>
          </table:table-cell>
          <table:table-cell office:value-type="float" office:value="74823" table:style-name="ce104">
            <text:p>74.823</text:p>
          </table:table-cell>
          <table:table-cell office:value-type="percentage" office:value="0.62547962382445144" table:style-name="ce105">
            <text:p>62,55%</text:p>
          </table:table-cell>
          <table:table-cell office:value-type="float" office:value="64278" table:style-name="ce104">
            <text:p>64.278</text:p>
          </table:table-cell>
          <table:table-cell office:value-type="percentage" office:value="0.39847498605170167" table:style-name="ce105">
            <text:p>39,8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9493" table:style-name="ce104">
            <text:p>69.493</text:p>
          </table:table-cell>
          <table:table-cell office:value-type="percentage" office:value="0.81215669775378074" table:style-name="ce105">
            <text:p>81,22%</text:p>
          </table:table-cell>
          <table:table-cell office:value-type="float" office:value="85730" table:style-name="ce104">
            <text:p>85.730</text:p>
          </table:table-cell>
          <table:table-cell office:value-type="percentage" office:value="0.76682260127550339" table:style-name="ce105">
            <text:p>76,68%</text:p>
          </table:table-cell>
          <table:table-cell office:value-type="float" office:value="93109" table:style-name="ce104">
            <text:p>93.109</text:p>
          </table:table-cell>
          <table:table-cell office:value-type="percentage" office:value="0.61259951312586358" table:style-name="ce105">
            <text:p>61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5543" table:style-name="ce104">
            <text:p>35.543</text:p>
          </table:table-cell>
          <table:table-cell office:value-type="percentage" office:value="0.66270766132791381" table:style-name="ce105">
            <text:p>66,27%</text:p>
          </table:table-cell>
          <table:table-cell office:value-type="float" office:value="44550" table:style-name="ce104">
            <text:p>44.550</text:p>
          </table:table-cell>
          <table:table-cell office:value-type="percentage" office:value="0.51069537107091267" table:style-name="ce105">
            <text:p>51,07%</text:p>
          </table:table-cell>
          <table:table-cell office:value-type="float" office:value="36889" table:style-name="ce104">
            <text:p>36.889</text:p>
          </table:table-cell>
          <table:table-cell office:value-type="percentage" office:value="0.28956850062405315" table:style-name="ce105">
            <text:p>28,9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7639" table:style-name="ce104">
            <text:p>47.639</text:p>
          </table:table-cell>
          <table:table-cell office:value-type="percentage" office:value="0.4746716884876746" table:style-name="ce105">
            <text:p>47,47%</text:p>
          </table:table-cell>
          <table:table-cell office:value-type="float" office:value="55657" table:style-name="ce104">
            <text:p>55.657</text:p>
          </table:table-cell>
          <table:table-cell office:value-type="percentage" office:value="0.33238775485828265" table:style-name="ce105">
            <text:p>33,24%</text:p>
          </table:table-cell>
          <table:table-cell office:value-type="float" office:value="53155" table:style-name="ce104">
            <text:p>53.155</text:p>
          </table:table-cell>
          <table:table-cell office:value-type="percentage" office:value="0.21130567867861899" table:style-name="ce105">
            <text:p>21,1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29946" table:style-name="ce104">
            <text:p>29.946</text:p>
          </table:table-cell>
          <table:table-cell office:value-type="percentage" office:value="0.72575250836120397" table:style-name="ce105">
            <text:p>72,58%</text:p>
          </table:table-cell>
          <table:table-cell office:value-type="float" office:value="29870" table:style-name="ce104">
            <text:p>29.870</text:p>
          </table:table-cell>
          <table:table-cell office:value-type="percentage" office:value="0.54434785778069361" table:style-name="ce105">
            <text:p>54,43%</text:p>
          </table:table-cell>
          <table:table-cell office:value-type="float" office:value="22829" table:style-name="ce104">
            <text:p>22.829</text:p>
          </table:table-cell>
          <table:table-cell office:value-type="percentage" office:value="0.28803764967132239" table:style-name="ce105">
            <text:p>28,8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78047" table:style-name="ce104">
            <text:p>178.047</text:p>
          </table:table-cell>
          <table:table-cell office:value-type="percentage" office:value="0.81507303964878708" table:style-name="ce105">
            <text:p>81,51%</text:p>
          </table:table-cell>
          <table:table-cell office:value-type="float" office:value="169732" table:style-name="ce104">
            <text:p>169.732</text:p>
          </table:table-cell>
          <table:table-cell office:value-type="percentage" office:value="0.6894657952140516" table:style-name="ce105">
            <text:p>68,95%</text:p>
          </table:table-cell>
          <table:table-cell office:value-type="float" office:value="154875" table:style-name="ce104">
            <text:p>154.875</text:p>
          </table:table-cell>
          <table:table-cell office:value-type="percentage" office:value="0.47327215555412949" table:style-name="ce105">
            <text:p>47,33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99036" table:style-name="ce104">
            <text:p>99.036</text:p>
          </table:table-cell>
          <table:table-cell office:value-type="percentage" office:value="0.7353375754560777" table:style-name="ce105">
            <text:p>73,53%</text:p>
          </table:table-cell>
          <table:table-cell office:value-type="float" office:value="99474" table:style-name="ce104">
            <text:p>99.474</text:p>
          </table:table-cell>
          <table:table-cell office:value-type="percentage" office:value="0.63470004976838557" table:style-name="ce105">
            <text:p>63,47%</text:p>
          </table:table-cell>
          <table:table-cell office:value-type="float" office:value="92573" table:style-name="ce104">
            <text:p>92.573</text:p>
          </table:table-cell>
          <table:table-cell office:value-type="percentage" office:value="0.40597207360499588" table:style-name="ce105">
            <text:p>40,6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22798" table:style-name="ce104">
            <text:p>322.798</text:p>
          </table:table-cell>
          <table:table-cell office:value-type="percentage" office:value="0.71065974202098969" table:style-name="ce105">
            <text:p>71,07%</text:p>
          </table:table-cell>
          <table:table-cell office:value-type="float" office:value="355225" table:style-name="ce104">
            <text:p>355.225</text:p>
          </table:table-cell>
          <table:table-cell office:value-type="percentage" office:value="0.55876181307964312" table:style-name="ce105">
            <text:p>55,88%</text:p>
          </table:table-cell>
          <table:table-cell office:value-type="float" office:value="306300" table:style-name="ce104">
            <text:p>306.300</text:p>
          </table:table-cell>
          <table:table-cell office:value-type="percentage" office:value="0.35930293119870871" table:style-name="ce105">
            <text:p>35,9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92847" table:style-name="ce104">
            <text:p>192.847</text:p>
          </table:table-cell>
          <table:table-cell office:value-type="percentage" office:value="0.6590175923014886" table:style-name="ce105">
            <text:p>65,90%</text:p>
          </table:table-cell>
          <table:table-cell office:value-type="float" office:value="260806" table:style-name="ce104">
            <text:p>260.806</text:p>
          </table:table-cell>
          <table:table-cell office:value-type="percentage" office:value="0.59304282180018919" table:style-name="ce105">
            <text:p>59,30%</text:p>
          </table:table-cell>
          <table:table-cell office:value-type="float" office:value="205327" table:style-name="ce104">
            <text:p>205.327</text:p>
          </table:table-cell>
          <table:table-cell office:value-type="percentage" office:value="0.34385068828080517" table:style-name="ce105">
            <text:p>34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1722" table:style-name="ce104">
            <text:p>51.722</text:p>
          </table:table-cell>
          <table:table-cell office:value-type="percentage" office:value="0.6899946638207044" table:style-name="ce105">
            <text:p>69,00%</text:p>
          </table:table-cell>
          <table:table-cell office:value-type="float" office:value="54441" table:style-name="ce104">
            <text:p>54.441</text:p>
          </table:table-cell>
          <table:table-cell office:value-type="percentage" office:value="0.60023815036549466" table:style-name="ce105">
            <text:p>60,02%</text:p>
          </table:table-cell>
          <table:table-cell office:value-type="float" office:value="56384" table:style-name="ce104">
            <text:p>56.384</text:p>
          </table:table-cell>
          <table:table-cell office:value-type="percentage" office:value="0.43144966905153614" table:style-name="ce105">
            <text:p>43,1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2617" table:style-name="ce104">
            <text:p>202.617</text:p>
          </table:table-cell>
          <table:table-cell office:value-type="percentage" office:value="0.85770707485469733" table:style-name="ce105">
            <text:p>85,77%</text:p>
          </table:table-cell>
          <table:table-cell office:value-type="float" office:value="234437" table:style-name="ce104">
            <text:p>234.437</text:p>
          </table:table-cell>
          <table:table-cell office:value-type="percentage" office:value="0.80289668446414075" table:style-name="ce105">
            <text:p>80,29%</text:p>
          </table:table-cell>
          <table:table-cell office:value-type="float" office:value="249791" table:style-name="ce104">
            <text:p>249.791</text:p>
          </table:table-cell>
          <table:table-cell office:value-type="percentage" office:value="0.70649044308559084" table:style-name="ce105">
            <text:p>70,6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858" table:style-name="ce104">
            <text:p>16.858</text:p>
          </table:table-cell>
          <table:table-cell office:value-type="percentage" office:value="0.7588566284042314" table:style-name="ce105">
            <text:p>75,89%</text:p>
          </table:table-cell>
          <table:table-cell office:value-type="float" office:value="19486" table:style-name="ce104">
            <text:p>19.486</text:p>
          </table:table-cell>
          <table:table-cell office:value-type="percentage" office:value="0.69003859910053467" table:style-name="ce105">
            <text:p>69,00%</text:p>
          </table:table-cell>
          <table:table-cell office:value-type="float" office:value="17968" table:style-name="ce104">
            <text:p>17.968</text:p>
          </table:table-cell>
          <table:table-cell office:value-type="percentage" office:value="0.46532345781322837" table:style-name="ce105">
            <text:p>46,5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49362" table:style-name="ce104">
            <text:p>249.362</text:p>
          </table:table-cell>
          <table:table-cell office:value-type="percentage" office:value="0.67310178774357765" table:style-name="ce105">
            <text:p>67,31%</text:p>
          </table:table-cell>
          <table:table-cell office:value-type="float" office:value="287343" table:style-name="ce104">
            <text:p>287.343</text:p>
          </table:table-cell>
          <table:table-cell office:value-type="percentage" office:value="0.5451911583341239" table:style-name="ce105">
            <text:p>54,52%</text:p>
          </table:table-cell>
          <table:table-cell office:value-type="float" office:value="235830" table:style-name="ce104">
            <text:p>235.830</text:p>
          </table:table-cell>
          <table:table-cell office:value-type="percentage" office:value="0.32733344622448496" table:style-name="ce105">
            <text:p>32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4398" table:style-name="ce104">
            <text:p>44.398</text:p>
          </table:table-cell>
          <table:table-cell office:value-type="percentage" office:value="0.61705883170491027" table:style-name="ce105">
            <text:p>61,71%</text:p>
          </table:table-cell>
          <table:table-cell office:value-type="float" office:value="57897" table:style-name="ce104">
            <text:p>57.897</text:p>
          </table:table-cell>
          <table:table-cell office:value-type="percentage" office:value="0.55711976289909737" table:style-name="ce105">
            <text:p>55,71%</text:p>
          </table:table-cell>
          <table:table-cell office:value-type="float" office:value="56865" table:style-name="ce104">
            <text:p>56.865</text:p>
          </table:table-cell>
          <table:table-cell office:value-type="percentage" office:value="0.37035710331442417" table:style-name="ce105">
            <text:p>37,0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4969" table:style-name="ce104">
            <text:p>34.969</text:p>
          </table:table-cell>
          <table:table-cell office:value-type="percentage" office:value="0.84484549781353435" table:style-name="ce105">
            <text:p>84,48%</text:p>
          </table:table-cell>
          <table:table-cell office:value-type="float" office:value="38922" table:style-name="ce104">
            <text:p>38.922</text:p>
          </table:table-cell>
          <table:table-cell office:value-type="percentage" office:value="0.68718220338983049" table:style-name="ce105">
            <text:p>68,72%</text:p>
          </table:table-cell>
          <table:table-cell office:value-type="float" office:value="38390" table:style-name="ce104">
            <text:p>38.390</text:p>
          </table:table-cell>
          <table:table-cell office:value-type="percentage" office:value="0.50733447865732784" table:style-name="ce105">
            <text:p>50,7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19753" table:style-name="ce104">
            <text:p>119.753</text:p>
          </table:table-cell>
          <table:table-cell office:value-type="percentage" office:value="0.75068013991449667" table:style-name="ce105">
            <text:p>75,07%</text:p>
          </table:table-cell>
          <table:table-cell office:value-type="float" office:value="134540" table:style-name="ce104">
            <text:p>134.540</text:p>
          </table:table-cell>
          <table:table-cell office:value-type="percentage" office:value="0.62181673645582025" table:style-name="ce105">
            <text:p>62,18%</text:p>
          </table:table-cell>
          <table:table-cell office:value-type="float" office:value="102328" table:style-name="ce104">
            <text:p>102.328</text:p>
          </table:table-cell>
          <table:table-cell office:value-type="percentage" office:value="0.36010318021698812" table:style-name="ce105">
            <text:p>36,0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34" table:style-name="ce106">
            <text:p>834</text:p>
          </table:table-cell>
          <table:table-cell office:value-type="percentage" office:value="0.29397250616848786" table:style-name="ce105">
            <text:p>29,40%</text:p>
          </table:table-cell>
          <table:table-cell office:value-type="float" office:value="921" table:style-name="ce106">
            <text:p>921</text:p>
          </table:table-cell>
          <table:table-cell office:value-type="percentage" office:value="0.20912806539509537" table:style-name="ce105">
            <text:p>20,91%</text:p>
          </table:table-cell>
          <table:table-cell office:value-type="float" office:value="1081" table:style-name="ce106">
            <text:p>1081</text:p>
          </table:table-cell>
          <table:table-cell office:value-type="percentage" office:value="0.12978748949453717" table:style-name="ce105">
            <text:p>12,9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46" table:style-name="ce106">
            <text:p>846</text:p>
          </table:table-cell>
          <table:table-cell office:value-type="percentage" office:value="0.33691756272401435" table:style-name="ce105">
            <text:p>33,69%</text:p>
          </table:table-cell>
          <table:table-cell office:value-type="float" office:value="986" table:style-name="ce106">
            <text:p>986</text:p>
          </table:table-cell>
          <table:table-cell office:value-type="percentage" office:value="0.2592689981593479" table:style-name="ce105">
            <text:p>25,93%</text:p>
          </table:table-cell>
          <table:table-cell office:value-type="float" office:value="1376" table:style-name="ce104">
            <text:p>1.376</text:p>
          </table:table-cell>
          <table:table-cell office:value-type="percentage" office:value="0.17189256714553405" table:style-name="ce105">
            <text:p>17,1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25" table:style-name="ce106">
            <text:p>25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6" table:style-name="ce108">
            <text:p>16</text:p>
          </table:table-cell>
          <table:table-cell office:value-type="percentage" office:value="0" table:style-name="ce109">
            <text:p>0,00%</text:p>
          </table:table-cell>
          <table:table-cell office:value-type="float" office:value="65" table:style-name="ce108">
            <text:p>65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065073" table:style-name="ce111">
            <text:p>2.065.073</text:p>
          </table:table-cell>
          <table:table-cell office:value-type="percentage" office:value="0.71618503625016694" table:style-name="ce112">
            <text:p>71,62%</text:p>
          </table:table-cell>
          <table:table-cell office:value-type="float" office:value="2395039" table:style-name="ce111">
            <text:p>2.395.039</text:p>
          </table:table-cell>
          <table:table-cell office:value-type="percentage" office:value="0.59923479338245389" table:style-name="ce112">
            <text:p>59,92%</text:p>
          </table:table-cell>
          <table:table-cell office:value-type="float" office:value="2135075" table:style-name="ce111">
            <text:p>2.135.075</text:p>
          </table:table-cell>
          <table:table-cell office:value-type="percentage" office:value="0.38765555608007757" table:style-name="ce112">
            <text:p>38,77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9565" table:style-name="ce116">
            <text:p>1.009.565</text:p>
          </table:table-cell>
          <table:table-cell office:value-type="percentage" office:value="0.9313115472429141" table:style-name="ce117">
            <text:p>93,1%</text:p>
          </table:table-cell>
          <table:table-cell office:value-type="float" office:value="885473" table:style-name="ce116">
            <text:p>885.473</text:p>
          </table:table-cell>
          <table:table-cell office:value-type="percentage" office:value="0.94786224053420165" table:style-name="ce117">
            <text:p>94,8%</text:p>
          </table:table-cell>
          <table:table-cell office:value-type="float" office:value="906836" table:style-name="ce116">
            <text:p>906.836</text:p>
          </table:table-cell>
          <table:table-cell office:value-type="percentage" office:value="0.74148790469298731" table:style-name="ce117">
            <text:p>74,1%</text:p>
          </table:table-cell>
          <table:table-cell office:value-type="float" office:value="740883" table:style-name="ce116">
            <text:p>740.883</text:p>
          </table:table-cell>
          <table:table-cell office:value-type="percentage" office:value="0.58421794691845363" table:style-name="ce117">
            <text:p>58,4%</text:p>
          </table:table-cell>
          <table:table-cell office:value-type="float" office:value="419080" table:style-name="ce116">
            <text:p>419.080</text:p>
          </table:table-cell>
          <table:table-cell office:value-type="percentage" office:value="0.43923702637748935" table:style-name="ce117">
            <text:p>43,9%</text:p>
          </table:table-cell>
          <table:table-cell office:value-type="float" office:value="301099" table:style-name="ce116">
            <text:p>301.099</text:p>
          </table:table-cell>
          <table:table-cell office:value-type="percentage" office:value="0.37877566116133932" table:style-name="ce117">
            <text:p>37,9%</text:p>
          </table:table-cell>
          <table:table-cell office:value-type="float" office:value="38331" table:style-name="ce116">
            <text:p>38.331</text:p>
          </table:table-cell>
          <table:table-cell office:value-type="percentage" office:value="0.22908112953832363" table:style-name="ce117">
            <text:p>22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058" table:style-name="ce119">
            <text:p>205.058</text:p>
          </table:table-cell>
          <table:table-cell office:value-type="percentage" office:value="0.93280686351664244" table:style-name="ce83">
            <text:p>93,3%</text:p>
          </table:table-cell>
          <table:table-cell office:value-type="float" office:value="147930" table:style-name="ce119">
            <text:p>147.930</text:p>
          </table:table-cell>
          <table:table-cell office:value-type="percentage" office:value="0.95078637675384192" table:style-name="ce83">
            <text:p>95,1%</text:p>
          </table:table-cell>
          <table:table-cell office:value-type="float" office:value="147152" table:style-name="ce119">
            <text:p>147.152</text:p>
          </table:table-cell>
          <table:table-cell office:value-type="percentage" office:value="0.78040295080054523" table:style-name="ce83">
            <text:p>78,0%</text:p>
          </table:table-cell>
          <table:table-cell office:value-type="float" office:value="118710" table:style-name="ce119">
            <text:p>118.710</text:p>
          </table:table-cell>
          <table:table-cell office:value-type="percentage" office:value="0.62053391739805441" table:style-name="ce83">
            <text:p>62,1%</text:p>
          </table:table-cell>
          <table:table-cell office:value-type="float" office:value="62517" table:style-name="ce119">
            <text:p>62.517</text:p>
          </table:table-cell>
          <table:table-cell office:value-type="percentage" office:value="0.47974492184202649" table:style-name="ce83">
            <text:p>48,0%</text:p>
          </table:table-cell>
          <table:table-cell office:value-type="float" office:value="47731" table:style-name="ce119">
            <text:p>47.731</text:p>
          </table:table-cell>
          <table:table-cell office:value-type="percentage" office:value="0.43917632012366237" table:style-name="ce83">
            <text:p>43,9%</text:p>
          </table:table-cell>
          <table:table-cell office:value-type="float" office:value="10660" table:style-name="ce116">
            <text:p>10.660</text:p>
          </table:table-cell>
          <table:table-cell office:value-type="percentage" office:value="0.47111857515357758" table:style-name="ce117">
            <text:p>47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578" table:style-name="ce119">
            <text:p>193.578</text:p>
          </table:table-cell>
          <table:table-cell office:value-type="percentage" office:value="0.95200110161406126" table:style-name="ce83">
            <text:p>95,2%</text:p>
          </table:table-cell>
          <table:table-cell office:value-type="float" office:value="144601" table:style-name="ce119">
            <text:p>144.601</text:p>
          </table:table-cell>
          <table:table-cell office:value-type="percentage" office:value="0.96687506268596835" table:style-name="ce83">
            <text:p>96,7%</text:p>
          </table:table-cell>
          <table:table-cell office:value-type="float" office:value="146697" table:style-name="ce119">
            <text:p>146.697</text:p>
          </table:table-cell>
          <table:table-cell office:value-type="percentage" office:value="0.9463834124690339" table:style-name="ce83">
            <text:p>94,6%</text:p>
          </table:table-cell>
          <table:table-cell office:value-type="float" office:value="129644" table:style-name="ce119">
            <text:p>129.644</text:p>
          </table:table-cell>
          <table:table-cell office:value-type="percentage" office:value="0.85057637171218814" table:style-name="ce83">
            <text:p>85,1%</text:p>
          </table:table-cell>
          <table:table-cell office:value-type="float" office:value="64315" table:style-name="ce119">
            <text:p>64.315</text:p>
          </table:table-cell>
          <table:table-cell office:value-type="percentage" office:value="0.69926610491981511" table:style-name="ce83">
            <text:p>69,9%</text:p>
          </table:table-cell>
          <table:table-cell office:value-type="float" office:value="45692" table:style-name="ce119">
            <text:p>45.692</text:p>
          </table:table-cell>
          <table:table-cell office:value-type="percentage" office:value="0.67711914641375226" table:style-name="ce83">
            <text:p>67,7%</text:p>
          </table:table-cell>
          <table:table-cell office:value-type="float" office:value="10340" table:style-name="ce116">
            <text:p>10.340</text:p>
          </table:table-cell>
          <table:table-cell office:value-type="percentage" office:value="0.71815529934713151" table:style-name="ce117">
            <text:p>71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37" table:style-name="ce119">
            <text:p>122.037</text:p>
          </table:table-cell>
          <table:table-cell office:value-type="percentage" office:value="0.92912612489150792" table:style-name="ce83">
            <text:p>92,9%</text:p>
          </table:table-cell>
          <table:table-cell office:value-type="float" office:value="101069" table:style-name="ce119">
            <text:p>101.069</text:p>
          </table:table-cell>
          <table:table-cell office:value-type="percentage" office:value="0.90060860964329947" table:style-name="ce83">
            <text:p>90,1%</text:p>
          </table:table-cell>
          <table:table-cell office:value-type="float" office:value="113700" table:style-name="ce119">
            <text:p>113.700</text:p>
          </table:table-cell>
          <table:table-cell office:value-type="percentage" office:value="0.74202663986582174" table:style-name="ce83">
            <text:p>74,2%</text:p>
          </table:table-cell>
          <table:table-cell office:value-type="float" office:value="89659" table:style-name="ce119">
            <text:p>89.659</text:p>
          </table:table-cell>
          <table:table-cell office:value-type="percentage" office:value="0.51817025949257356" table:style-name="ce83">
            <text:p>51,8%</text:p>
          </table:table-cell>
          <table:table-cell office:value-type="float" office:value="43768" table:style-name="ce119">
            <text:p>43.768</text:p>
          </table:table-cell>
          <table:table-cell office:value-type="percentage" office:value="0.32710287358469414" table:style-name="ce83">
            <text:p>32,7%</text:p>
          </table:table-cell>
          <table:table-cell office:value-type="float" office:value="30205" table:style-name="ce119">
            <text:p>30.205</text:p>
          </table:table-cell>
          <table:table-cell office:value-type="percentage" office:value="0.29291969316407573" table:style-name="ce83">
            <text:p>29,3%</text:p>
          </table:table-cell>
          <table:table-cell office:value-type="float" office:value="3877" table:style-name="ce116">
            <text:p>3.877</text:p>
          </table:table-cell>
          <table:table-cell office:value-type="percentage" office:value="0.19449182301595264" table:style-name="ce117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208" table:style-name="ce119">
            <text:p>227.208</text:p>
          </table:table-cell>
          <table:table-cell office:value-type="percentage" office:value="0.9230919240426102" table:style-name="ce83">
            <text:p>92,3%</text:p>
          </table:table-cell>
          <table:table-cell office:value-type="float" office:value="202832" table:style-name="ce119">
            <text:p>202.832</text:p>
          </table:table-cell>
          <table:table-cell office:value-type="percentage" office:value="0.89570324574961357" table:style-name="ce83">
            <text:p>89,6%</text:p>
          </table:table-cell>
          <table:table-cell office:value-type="float" office:value="250357" table:style-name="ce119">
            <text:p>250.357</text:p>
          </table:table-cell>
          <table:table-cell office:value-type="percentage" office:value="0.76987678010769056" table:style-name="ce83">
            <text:p>77,0%</text:p>
          </table:table-cell>
          <table:table-cell office:value-type="float" office:value="197468" table:style-name="ce119">
            <text:p>197.468</text:p>
          </table:table-cell>
          <table:table-cell office:value-type="percentage" office:value="0.61162492488957998" table:style-name="ce83">
            <text:p>61,2%</text:p>
          </table:table-cell>
          <table:table-cell office:value-type="float" office:value="92876" table:style-name="ce119">
            <text:p>92.876</text:p>
          </table:table-cell>
          <table:table-cell office:value-type="percentage" office:value="0.39602085936134196" table:style-name="ce83">
            <text:p>39,6%</text:p>
          </table:table-cell>
          <table:table-cell office:value-type="float" office:value="56589" table:style-name="ce119">
            <text:p>56.589</text:p>
          </table:table-cell>
          <table:table-cell office:value-type="percentage" office:value="0.29348705501618122" table:style-name="ce83">
            <text:p>29,3%</text:p>
          </table:table-cell>
          <table:table-cell office:value-type="float" office:value="6862" table:style-name="ce116">
            <text:p>6.862</text:p>
          </table:table-cell>
          <table:table-cell office:value-type="percentage" office:value="0.16676792961819817" table:style-name="ce117">
            <text:p>16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941" table:style-name="ce119">
            <text:p>92.941</text:p>
          </table:table-cell>
          <table:table-cell office:value-type="percentage" office:value="0.94430163681253365" table:style-name="ce83">
            <text:p>94,4%</text:p>
          </table:table-cell>
          <table:table-cell office:value-type="float" office:value="76791" table:style-name="ce119">
            <text:p>76.791</text:p>
          </table:table-cell>
          <table:table-cell office:value-type="percentage" office:value="0.99485671347877913" table:style-name="ce83">
            <text:p>99,5%</text:p>
          </table:table-cell>
          <table:table-cell office:value-type="float" office:value="74119" table:style-name="ce119">
            <text:p>74.119</text:p>
          </table:table-cell>
          <table:table-cell office:value-type="percentage" office:value="0.87053393154964642" table:style-name="ce83">
            <text:p>87,1%</text:p>
          </table:table-cell>
          <table:table-cell office:value-type="float" office:value="64475" table:style-name="ce119">
            <text:p>64.475</text:p>
          </table:table-cell>
          <table:table-cell office:value-type="percentage" office:value="0.72153584458022779" table:style-name="ce83">
            <text:p>72,2%</text:p>
          </table:table-cell>
          <table:table-cell office:value-type="float" office:value="32984" table:style-name="ce119">
            <text:p>32.984</text:p>
          </table:table-cell>
          <table:table-cell office:value-type="percentage" office:value="0.58049982400563183" table:style-name="ce83">
            <text:p>58,0%</text:p>
          </table:table-cell>
          <table:table-cell office:value-type="float" office:value="21761" table:style-name="ce119">
            <text:p>21.761</text:p>
          </table:table-cell>
          <table:table-cell office:value-type="percentage" office:value="0.50118611667703084" table:style-name="ce83">
            <text:p>50,1%</text:p>
          </table:table-cell>
          <table:table-cell office:value-type="float" office:value="3142" table:style-name="ce116">
            <text:p>3.142</text:p>
          </table:table-cell>
          <table:table-cell office:value-type="percentage" office:value="0.31590589181580536" table:style-name="ce117">
            <text:p>31,6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597" table:style-name="ce119">
            <text:p>452.597</text:p>
          </table:table-cell>
          <table:table-cell office:value-type="percentage" office:value="0.94283773959090655" table:style-name="ce83">
            <text:p>94,3%</text:p>
          </table:table-cell>
          <table:table-cell office:value-type="float" office:value="307892" table:style-name="ce119">
            <text:p>307.892</text:p>
          </table:table-cell>
          <table:table-cell office:value-type="percentage" office:value="0.92795293507777343" table:style-name="ce83">
            <text:p>92,8%</text:p>
          </table:table-cell>
          <table:table-cell office:value-type="float" office:value="315157" table:style-name="ce119">
            <text:p>315.157</text:p>
          </table:table-cell>
          <table:table-cell office:value-type="percentage" office:value="0.87932468025267296" table:style-name="ce83">
            <text:p>87,9%</text:p>
          </table:table-cell>
          <table:table-cell office:value-type="float" office:value="242103" table:style-name="ce119">
            <text:p>242.103</text:p>
          </table:table-cell>
          <table:table-cell office:value-type="percentage" office:value="0.74259712534736921" table:style-name="ce83">
            <text:p>74,3%</text:p>
          </table:table-cell>
          <table:table-cell office:value-type="float" office:value="132521" table:style-name="ce119">
            <text:p>132.521</text:p>
          </table:table-cell>
          <table:table-cell office:value-type="percentage" office:value="0.60939001678431015" table:style-name="ce83">
            <text:p>60,9%</text:p>
          </table:table-cell>
          <table:table-cell office:value-type="float" office:value="101167" table:style-name="ce119">
            <text:p>101.167</text:p>
          </table:table-cell>
          <table:table-cell office:value-type="percentage" office:value="0.56175489058309414" table:style-name="ce83">
            <text:p>56,2%</text:p>
          </table:table-cell>
          <table:table-cell office:value-type="float" office:value="13572" table:style-name="ce116">
            <text:p>13.572</text:p>
          </table:table-cell>
          <table:table-cell office:value-type="percentage" office:value="0.35981865903125748" table:style-name="ce117">
            <text:p>36,0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7985" table:style-name="ce119">
            <text:p>277.985</text:p>
          </table:table-cell>
          <table:table-cell office:value-type="percentage" office:value="0.9401135637299497" table:style-name="ce83">
            <text:p>94,0%</text:p>
          </table:table-cell>
          <table:table-cell office:value-type="float" office:value="214605" table:style-name="ce119">
            <text:p>214.605</text:p>
          </table:table-cell>
          <table:table-cell office:value-type="percentage" office:value="0.96087632027867453" table:style-name="ce83">
            <text:p>96,1%</text:p>
          </table:table-cell>
          <table:table-cell office:value-type="float" office:value="236783" table:style-name="ce119">
            <text:p>236.783</text:p>
          </table:table-cell>
          <table:table-cell office:value-type="percentage" office:value="0.82535571620783166" table:style-name="ce83">
            <text:p>82,5%</text:p>
          </table:table-cell>
          <table:table-cell office:value-type="float" office:value="194520" table:style-name="ce119">
            <text:p>194.520</text:p>
          </table:table-cell>
          <table:table-cell office:value-type="percentage" office:value="0.67683614246544832" table:style-name="ce83">
            <text:p>67,7%</text:p>
          </table:table-cell>
          <table:table-cell office:value-type="float" office:value="106586" table:style-name="ce119">
            <text:p>106.586</text:p>
          </table:table-cell>
          <table:table-cell office:value-type="percentage" office:value="0.51446085529491259" table:style-name="ce83">
            <text:p>51,4%</text:p>
          </table:table-cell>
          <table:table-cell office:value-type="float" office:value="79105" table:style-name="ce119">
            <text:p>79.105</text:p>
          </table:table-cell>
          <table:table-cell office:value-type="percentage" office:value="0.45219911509483579" table:style-name="ce83">
            <text:p>45,2%</text:p>
          </table:table-cell>
          <table:table-cell office:value-type="float" office:value="12097" table:style-name="ce116">
            <text:p>12.097</text:p>
          </table:table-cell>
          <table:table-cell office:value-type="percentage" office:value="0.32732635224720619" table:style-name="ce117">
            <text:p>32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1843" table:style-name="ce119">
            <text:p>991.843</text:p>
          </table:table-cell>
          <table:table-cell office:value-type="percentage" office:value="0.92305852484555861" table:style-name="ce83">
            <text:p>92,3%</text:p>
          </table:table-cell>
          <table:table-cell office:value-type="float" office:value="746737" table:style-name="ce119">
            <text:p>746.737</text:p>
          </table:table-cell>
          <table:table-cell office:value-type="percentage" office:value="0.93039861749142472" table:style-name="ce83">
            <text:p>93,0%</text:p>
          </table:table-cell>
          <table:table-cell office:value-type="float" office:value="817028" table:style-name="ce119">
            <text:p>817.028</text:p>
          </table:table-cell>
          <table:table-cell office:value-type="percentage" office:value="0.78529652337979272" table:style-name="ce83">
            <text:p>78,5%</text:p>
          </table:table-cell>
          <table:table-cell office:value-type="float" office:value="713065" table:style-name="ce119">
            <text:p>713.065</text:p>
          </table:table-cell>
          <table:table-cell office:value-type="percentage" office:value="0.61628112994740913" table:style-name="ce83">
            <text:p>61,6%</text:p>
          </table:table-cell>
          <table:table-cell office:value-type="float" office:value="384223" table:style-name="ce119">
            <text:p>384.223</text:p>
          </table:table-cell>
          <table:table-cell office:value-type="percentage" office:value="0.46818095414489591" table:style-name="ce83">
            <text:p>46,8%</text:p>
          </table:table-cell>
          <table:table-cell office:value-type="float" office:value="270605" table:style-name="ce119">
            <text:p>270.605</text:p>
          </table:table-cell>
          <table:table-cell office:value-type="percentage" office:value="0.39453982139602695" table:style-name="ce83">
            <text:p>39,5%</text:p>
          </table:table-cell>
          <table:table-cell office:value-type="float" office:value="39396" table:style-name="ce116">
            <text:p>39.396</text:p>
          </table:table-cell>
          <table:table-cell office:value-type="percentage" office:value="0.27689647659143785" table:style-name="ce117">
            <text:p>27,7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0493" table:style-name="ce119">
            <text:p>700.493</text:p>
          </table:table-cell>
          <table:table-cell office:value-type="percentage" office:value="0.95782649835369793" table:style-name="ce83">
            <text:p>95,8%</text:p>
          </table:table-cell>
          <table:table-cell office:value-type="float" office:value="568068" table:style-name="ce119">
            <text:p>568.068</text:p>
          </table:table-cell>
          <table:table-cell office:value-type="percentage" office:value="0.97982627413913248" table:style-name="ce83">
            <text:p>98,0%</text:p>
          </table:table-cell>
          <table:table-cell office:value-type="float" office:value="621969" table:style-name="ce119">
            <text:p>621.969</text:p>
          </table:table-cell>
          <table:table-cell office:value-type="percentage" office:value="0.8475943881548913" table:style-name="ce83">
            <text:p>84,8%</text:p>
          </table:table-cell>
          <table:table-cell office:value-type="float" office:value="550103" table:style-name="ce119">
            <text:p>550.103</text:p>
          </table:table-cell>
          <table:table-cell office:value-type="percentage" office:value="0.7143860806507748" table:style-name="ce83">
            <text:p>71,4%</text:p>
          </table:table-cell>
          <table:table-cell office:value-type="float" office:value="308255" table:style-name="ce119">
            <text:p>308.255</text:p>
          </table:table-cell>
          <table:table-cell office:value-type="percentage" office:value="0.58084057998322991" table:style-name="ce83">
            <text:p>58,1%</text:p>
          </table:table-cell>
          <table:table-cell office:value-type="float" office:value="240612" table:style-name="ce119">
            <text:p>240.612</text:p>
          </table:table-cell>
          <table:table-cell office:value-type="percentage" office:value="0.5378150509177716" table:style-name="ce83">
            <text:p>53,8%</text:p>
          </table:table-cell>
          <table:table-cell office:value-type="float" office:value="50451" table:style-name="ce116">
            <text:p>50.451</text:p>
          </table:table-cell>
          <table:table-cell office:value-type="percentage" office:value="0.52789025959757663" table:style-name="ce117">
            <text:p>52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471" table:style-name="ce119">
            <text:p>156.471</text:p>
          </table:table-cell>
          <table:table-cell office:value-type="percentage" office:value="0.90191772294177663" table:style-name="ce83">
            <text:p>90,2%</text:p>
          </table:table-cell>
          <table:table-cell office:value-type="float" office:value="128632" table:style-name="ce119">
            <text:p>128.632</text:p>
          </table:table-cell>
          <table:table-cell office:value-type="percentage" office:value="0.96780552399726127" table:style-name="ce83">
            <text:p>96,8%</text:p>
          </table:table-cell>
          <table:table-cell office:value-type="float" office:value="137136" table:style-name="ce119">
            <text:p>137.136</text:p>
          </table:table-cell>
          <table:table-cell office:value-type="percentage" office:value="0.84847209933983803" table:style-name="ce83">
            <text:p>84,8%</text:p>
          </table:table-cell>
          <table:table-cell office:value-type="float" office:value="108631" table:style-name="ce119">
            <text:p>108.631</text:p>
          </table:table-cell>
          <table:table-cell office:value-type="percentage" office:value="0.7426745060504546" table:style-name="ce83">
            <text:p>74,3%</text:p>
          </table:table-cell>
          <table:table-cell office:value-type="float" office:value="73422" table:style-name="ce119">
            <text:p>73.422</text:p>
          </table:table-cell>
          <table:table-cell office:value-type="percentage" office:value="0.64738610212233161" table:style-name="ce83">
            <text:p>64,7%</text:p>
          </table:table-cell>
          <table:table-cell office:value-type="float" office:value="51925" table:style-name="ce119">
            <text:p>51.925</text:p>
          </table:table-cell>
          <table:table-cell office:value-type="percentage" office:value="0.55444032759228212" table:style-name="ce83">
            <text:p>55,4%</text:p>
          </table:table-cell>
          <table:table-cell office:value-type="float" office:value="6885" table:style-name="ce116">
            <text:p>6.885</text:p>
          </table:table-cell>
          <table:table-cell office:value-type="percentage" office:value="0.35729112610275038" table:style-name="ce117">
            <text:p>35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108" table:style-name="ce119">
            <text:p>510.108</text:p>
          </table:table-cell>
          <table:table-cell office:value-type="percentage" office:value="0.95628993071177903" table:style-name="ce83">
            <text:p>95,6%</text:p>
          </table:table-cell>
          <table:table-cell office:value-type="float" office:value="339355" table:style-name="ce119">
            <text:p>339.355</text:p>
          </table:table-cell>
          <table:table-cell office:value-type="percentage" office:value="0.97452516469189554" table:style-name="ce83">
            <text:p>97,5%</text:p>
          </table:table-cell>
          <table:table-cell office:value-type="float" office:value="379222" table:style-name="ce119">
            <text:p>379.222</text:p>
          </table:table-cell>
          <table:table-cell office:value-type="percentage" office:value="0.96480154277878272" table:style-name="ce83">
            <text:p>96,5%</text:p>
          </table:table-cell>
          <table:table-cell office:value-type="float" office:value="393867" table:style-name="ce119">
            <text:p>393.867</text:p>
          </table:table-cell>
          <table:table-cell office:value-type="percentage" office:value="0.95720993306989022" table:style-name="ce83">
            <text:p>95,7%</text:p>
          </table:table-cell>
          <table:table-cell office:value-type="float" office:value="209138" table:style-name="ce119">
            <text:p>209.138</text:p>
          </table:table-cell>
          <table:table-cell office:value-type="percentage" office:value="0.78172201767992977" table:style-name="ce83">
            <text:p>78,2%</text:p>
          </table:table-cell>
          <table:table-cell office:value-type="float" office:value="152760" table:style-name="ce119">
            <text:p>152.760</text:p>
          </table:table-cell>
          <table:table-cell office:value-type="percentage" office:value="0.75371900826446281" table:style-name="ce83">
            <text:p>75,4%</text:p>
          </table:table-cell>
          <table:table-cell office:value-type="float" office:value="26850" table:style-name="ce116">
            <text:p>26.850</text:p>
          </table:table-cell>
          <table:table-cell office:value-type="percentage" office:value="0.64342199856218552" table:style-name="ce117">
            <text:p>64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61" table:style-name="ce119">
            <text:p>46.261</text:p>
          </table:table-cell>
          <table:table-cell office:value-type="percentage" office:value="0.82833763071193234" table:style-name="ce83">
            <text:p>82,8%</text:p>
          </table:table-cell>
          <table:table-cell office:value-type="float" office:value="37305" table:style-name="ce119">
            <text:p>37.305</text:p>
          </table:table-cell>
          <table:table-cell office:value-type="percentage" office:value="0.93912846461747601" table:style-name="ce83">
            <text:p>93,9%</text:p>
          </table:table-cell>
          <table:table-cell office:value-type="float" office:value="38254" table:style-name="ce119">
            <text:p>38.254</text:p>
          </table:table-cell>
          <table:table-cell office:value-type="percentage" office:value="0.82573877004770435" table:style-name="ce83">
            <text:p>82,6%</text:p>
          </table:table-cell>
          <table:table-cell office:value-type="float" office:value="34740" table:style-name="ce119">
            <text:p>34.740</text:p>
          </table:table-cell>
          <table:table-cell office:value-type="percentage" office:value="0.71380139308389323" table:style-name="ce83">
            <text:p>71,4%</text:p>
          </table:table-cell>
          <table:table-cell office:value-type="float" office:value="18243" table:style-name="ce119">
            <text:p>18.243</text:p>
          </table:table-cell>
          <table:table-cell office:value-type="percentage" office:value="0.56172060227237741" table:style-name="ce83">
            <text:p>56,2%</text:p>
          </table:table-cell>
          <table:table-cell office:value-type="float" office:value="12511" table:style-name="ce119">
            <text:p>12.511</text:p>
          </table:table-cell>
          <table:table-cell office:value-type="percentage" office:value="0.48966731898238747" table:style-name="ce83">
            <text:p>49,0%</text:p>
          </table:table-cell>
          <table:table-cell office:value-type="float" office:value="2120" table:style-name="ce116">
            <text:p>2.120</text:p>
          </table:table-cell>
          <table:table-cell office:value-type="percentage" office:value="0.38081552002874081" table:style-name="ce117">
            <text:p>38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39693" table:style-name="ce119">
            <text:p>839.693</text:p>
          </table:table-cell>
          <table:table-cell office:value-type="percentage" office:value="0.94984672465866538" table:style-name="ce83">
            <text:p>95,0%</text:p>
          </table:table-cell>
          <table:table-cell office:value-type="float" office:value="638893" table:style-name="ce119">
            <text:p>638.893</text:p>
          </table:table-cell>
          <table:table-cell office:value-type="percentage" office:value="0.92338254529162245" table:style-name="ce83">
            <text:p>92,3%</text:p>
          </table:table-cell>
          <table:table-cell office:value-type="float" office:value="738735" table:style-name="ce119">
            <text:p>738.735</text:p>
          </table:table-cell>
          <table:table-cell office:value-type="percentage" office:value="0.76713829538669231" table:style-name="ce83">
            <text:p>76,7%</text:p>
          </table:table-cell>
          <table:table-cell office:value-type="float" office:value="653312" table:style-name="ce119">
            <text:p>653.312</text:p>
          </table:table-cell>
          <table:table-cell office:value-type="percentage" office:value="0.61976416571011161" table:style-name="ce83">
            <text:p>62,0%</text:p>
          </table:table-cell>
          <table:table-cell office:value-type="float" office:value="386206" table:style-name="ce119">
            <text:p>386.206</text:p>
          </table:table-cell>
          <table:table-cell office:value-type="percentage" office:value="0.4982011117116722" table:style-name="ce83">
            <text:p>49,8%</text:p>
          </table:table-cell>
          <table:table-cell office:value-type="float" office:value="280380" table:style-name="ce119">
            <text:p>280.380</text:p>
          </table:table-cell>
          <table:table-cell office:value-type="percentage" office:value="0.44408473056832326" table:style-name="ce83">
            <text:p>44,4%</text:p>
          </table:table-cell>
          <table:table-cell office:value-type="float" office:value="33470" table:style-name="ce116">
            <text:p>33.470</text:p>
          </table:table-cell>
          <table:table-cell office:value-type="percentage" office:value="0.27097265175925778" table:style-name="ce117">
            <text:p>27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3956" table:style-name="ce119">
            <text:p>163.956</text:p>
          </table:table-cell>
          <table:table-cell office:value-type="percentage" office:value="0.88952788116190495" table:style-name="ce83">
            <text:p>89,0%</text:p>
          </table:table-cell>
          <table:table-cell office:value-type="float" office:value="136810" table:style-name="ce119">
            <text:p>136.810</text:p>
          </table:table-cell>
          <table:table-cell office:value-type="percentage" office:value="0.88808828302499188" table:style-name="ce83">
            <text:p>88,8%</text:p>
          </table:table-cell>
          <table:table-cell office:value-type="float" office:value="157418" table:style-name="ce119">
            <text:p>157.418</text:p>
          </table:table-cell>
          <table:table-cell office:value-type="percentage" office:value="0.7422366398536443" table:style-name="ce83">
            <text:p>74,2%</text:p>
          </table:table-cell>
          <table:table-cell office:value-type="float" office:value="138403" table:style-name="ce119">
            <text:p>138.403</text:p>
          </table:table-cell>
          <table:table-cell office:value-type="percentage" office:value="0.58615534473996278" table:style-name="ce83">
            <text:p>58,6%</text:p>
          </table:table-cell>
          <table:table-cell office:value-type="float" office:value="69294" table:style-name="ce119">
            <text:p>69.294</text:p>
          </table:table-cell>
          <table:table-cell office:value-type="percentage" office:value="0.40242521386135166" table:style-name="ce83">
            <text:p>40,2%</text:p>
          </table:table-cell>
          <table:table-cell office:value-type="float" office:value="51633" table:style-name="ce119">
            <text:p>51.633</text:p>
          </table:table-cell>
          <table:table-cell office:value-type="percentage" office:value="0.35392218688308841" table:style-name="ce83">
            <text:p>35,4%</text:p>
          </table:table-cell>
          <table:table-cell office:value-type="float" office:value="6457" table:style-name="ce116">
            <text:p>6.457</text:p>
          </table:table-cell>
          <table:table-cell office:value-type="percentage" office:value="0.21061386913693" table:style-name="ce117">
            <text:p>21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69" table:style-name="ce119">
            <text:p>93.669</text:p>
          </table:table-cell>
          <table:table-cell office:value-type="percentage" office:value="0.95348079683221532" table:style-name="ce83">
            <text:p>95,3%</text:p>
          </table:table-cell>
          <table:table-cell office:value-type="float" office:value="72339" table:style-name="ce119">
            <text:p>72.339</text:p>
          </table:table-cell>
          <table:table-cell office:value-type="percentage" office:value="0.99773802463346339" table:style-name="ce83">
            <text:p>99,8%</text:p>
          </table:table-cell>
          <table:table-cell office:value-type="float" office:value="77424" table:style-name="ce119">
            <text:p>77.424</text:p>
          </table:table-cell>
          <table:table-cell office:value-type="percentage" office:value="0.83400478273046508" table:style-name="ce83">
            <text:p>83,4%</text:p>
          </table:table-cell>
          <table:table-cell office:value-type="float" office:value="65336" table:style-name="ce119">
            <text:p>65.336</text:p>
          </table:table-cell>
          <table:table-cell office:value-type="percentage" office:value="0.67618811061434014" table:style-name="ce83">
            <text:p>67,6%</text:p>
          </table:table-cell>
          <table:table-cell office:value-type="float" office:value="34194" table:style-name="ce119">
            <text:p>34.194</text:p>
          </table:table-cell>
          <table:table-cell office:value-type="percentage" office:value="0.51942094150172413" table:style-name="ce83">
            <text:p>51,9%</text:p>
          </table:table-cell>
          <table:table-cell office:value-type="float" office:value="26745" table:style-name="ce119">
            <text:p>26.745</text:p>
          </table:table-cell>
          <table:table-cell office:value-type="percentage" office:value="0.44954868640008067" table:style-name="ce83">
            <text:p>45,0%</text:p>
          </table:table-cell>
          <table:table-cell office:value-type="float" office:value="4007" table:style-name="ce116">
            <text:p>4.007</text:p>
          </table:table-cell>
          <table:table-cell office:value-type="percentage" office:value="0.29958878504672898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483" table:style-name="ce119">
            <text:p>352.483</text:p>
          </table:table-cell>
          <table:table-cell office:value-type="percentage" office:value="0.93009319851389005" table:style-name="ce83">
            <text:p>93,0%</text:p>
          </table:table-cell>
          <table:table-cell office:value-type="float" office:value="260868" table:style-name="ce119">
            <text:p>260.868</text:p>
          </table:table-cell>
          <table:table-cell office:value-type="percentage" office:value="0.93602729846392319" table:style-name="ce83">
            <text:p>93,6%</text:p>
          </table:table-cell>
          <table:table-cell office:value-type="float" office:value="271495" table:style-name="ce119">
            <text:p>271.495</text:p>
          </table:table-cell>
          <table:table-cell office:value-type="percentage" office:value="0.82899236641221374" table:style-name="ce83">
            <text:p>82,9%</text:p>
          </table:table-cell>
          <table:table-cell office:value-type="float" office:value="201438" table:style-name="ce119">
            <text:p>201.438</text:p>
          </table:table-cell>
          <table:table-cell office:value-type="percentage" office:value="0.6192757009345794" table:style-name="ce83">
            <text:p>61,9%</text:p>
          </table:table-cell>
          <table:table-cell office:value-type="float" office:value="92357" table:style-name="ce119">
            <text:p>92.357</text:p>
          </table:table-cell>
          <table:table-cell office:value-type="percentage" office:value="0.43968008378757945" table:style-name="ce83">
            <text:p>44,0%</text:p>
          </table:table-cell>
          <table:table-cell office:value-type="float" office:value="65093" table:style-name="ce119">
            <text:p>65.093</text:p>
          </table:table-cell>
          <table:table-cell office:value-type="percentage" office:value="0.37436879579465587" table:style-name="ce83">
            <text:p>37,4%</text:p>
          </table:table-cell>
          <table:table-cell office:value-type="float" office:value="11566" table:style-name="ce116">
            <text:p>11.566</text:p>
          </table:table-cell>
          <table:table-cell office:value-type="percentage" office:value="0.30011157528737126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73410496273977" table:style-name="ce83">
            <text:p>91,1%</text:p>
          </table:table-cell>
          <table:table-cell office:value-type="float" office:value="7346" table:style-name="ce119">
            <text:p>7.346</text:p>
          </table:table-cell>
          <table:table-cell office:value-type="percentage" office:value="0.95925829198224077" table:style-name="ce83">
            <text:p>95,9%</text:p>
          </table:table-cell>
          <table:table-cell office:value-type="float" office:value="9285" table:style-name="ce119">
            <text:p>9.285</text:p>
          </table:table-cell>
          <table:table-cell office:value-type="percentage" office:value="0.87388235294117644" table:style-name="ce83">
            <text:p>87,4%</text:p>
          </table:table-cell>
          <table:table-cell office:value-type="float" office:value="8962" table:style-name="ce119">
            <text:p>8.962</text:p>
          </table:table-cell>
          <table:table-cell office:value-type="percentage" office:value="0.79889463362453195" table:style-name="ce83">
            <text:p>79,9%</text:p>
          </table:table-cell>
          <table:table-cell office:value-type="float" office:value="6403" table:style-name="ce119">
            <text:p>6.403</text:p>
          </table:table-cell>
          <table:table-cell office:value-type="percentage" office:value="0.68073570061662769" table:style-name="ce83">
            <text:p>68,1%</text:p>
          </table:table-cell>
          <table:table-cell office:value-type="float" office:value="5294" table:style-name="ce119">
            <text:p>5.294</text:p>
          </table:table-cell>
          <table:table-cell office:value-type="percentage" office:value="0.57121277514026758" table:style-name="ce83">
            <text:p>57,1%</text:p>
          </table:table-cell>
          <table:table-cell office:value-type="float" office:value="1026" table:style-name="ce116">
            <text:p>1.026</text:p>
          </table:table-cell>
          <table:table-cell office:value-type="percentage" office:value="0.43696763202725725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0" table:style-name="ce119">
            <text:p>4.590</text:p>
          </table:table-cell>
          <table:table-cell office:value-type="percentage" office:value="0.84545956898139618" table:style-name="ce83">
            <text:p>84,5%</text:p>
          </table:table-cell>
          <table:table-cell office:value-type="float" office:value="6225" table:style-name="ce119">
            <text:p>6.225</text:p>
          </table:table-cell>
          <table:table-cell office:value-type="percentage" office:value="0.83951449763991903" table:style-name="ce83">
            <text:p>84,0%</text:p>
          </table:table-cell>
          <table:table-cell office:value-type="float" office:value="8050" table:style-name="ce119">
            <text:p>8.050</text:p>
          </table:table-cell>
          <table:table-cell office:value-type="percentage" office:value="0.79932479396286371" table:style-name="ce83">
            <text:p>79,9%</text:p>
          </table:table-cell>
          <table:table-cell office:value-type="float" office:value="7787" table:style-name="ce119">
            <text:p>7.787</text:p>
          </table:table-cell>
          <table:table-cell office:value-type="percentage" office:value="0.73496932515337421" table:style-name="ce83">
            <text:p>73,5%</text:p>
          </table:table-cell>
          <table:table-cell office:value-type="float" office:value="5087" table:style-name="ce119">
            <text:p>5.087</text:p>
          </table:table-cell>
          <table:table-cell office:value-type="percentage" office:value="0.55438099389712292" table:style-name="ce83">
            <text:p>55,4%</text:p>
          </table:table-cell>
          <table:table-cell office:value-type="float" office:value="4504" table:style-name="ce119">
            <text:p>4.504</text:p>
          </table:table-cell>
          <table:table-cell office:value-type="percentage" office:value="0.46109746109746108" table:style-name="ce83">
            <text:p>46,1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3" table:style-name="ce119">
            <text:p>2.383</text:p>
          </table:table-cell>
          <table:table-cell office:value-type="percentage" office:value="0.64370610480821178" table:style-name="ce83">
            <text:p>64,4%</text:p>
          </table:table-cell>
          <table:table-cell office:value-type="float" office:value="7422" table:style-name="ce119">
            <text:p>7.422</text:p>
          </table:table-cell>
          <table:table-cell office:value-type="percentage" office:value="0.75388522092432708" table:style-name="ce83">
            <text:p>75,4%</text:p>
          </table:table-cell>
          <table:table-cell office:value-type="float" office:value="15325" table:style-name="ce119">
            <text:p>15.325</text:p>
          </table:table-cell>
          <table:table-cell office:value-type="percentage" office:value="0.67395224064382775" table:style-name="ce83">
            <text:p>67,4%</text:p>
          </table:table-cell>
          <table:table-cell office:value-type="float" office:value="15429" table:style-name="ce119">
            <text:p>15.429</text:p>
          </table:table-cell>
          <table:table-cell office:value-type="percentage" office:value="0.47357274401473298" table:style-name="ce83">
            <text:p>47,4%</text:p>
          </table:table-cell>
          <table:table-cell office:value-type="float" office:value="11071" table:style-name="ce119">
            <text:p>11.071</text:p>
          </table:table-cell>
          <table:table-cell office:value-type="percentage" office:value="0.45026028957214903" table:style-name="ce83">
            <text:p>45,0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79258137774413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1" table:style-name="ce119">
            <text:p>301</text:p>
          </table:table-cell>
          <table:table-cell office:value-type="percentage" office:value="0.96474358974358976" table:style-name="ce86">
            <text:p>96,5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056338028169013" table:style-name="ce86">
            <text:p>76,1%</text:p>
          </table:table-cell>
          <table:table-cell office:value-type="float" office:value="935" table:style-name="ce119">
            <text:p>935</text:p>
          </table:table-cell>
          <table:table-cell office:value-type="percentage" office:value="0.47127016129032256" table:style-name="ce86">
            <text:p>47,1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09220726234191" table:style-name="ce86">
            <text:p>47,4%</text:p>
          </table:table-cell>
          <table:table-cell office:value-type="float" office:value="934" table:style-name="ce119">
            <text:p>934</text:p>
          </table:table-cell>
          <table:table-cell office:value-type="percentage" office:value="0.43747072599531617" table:style-name="ce86">
            <text:p>43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46366" table:style-name="ce122">
            <text:p>6.446.366</text:p>
          </table:table-cell>
          <table:table-cell office:value-type="percentage" office:value="0.93630998902955653" table:style-name="ce123">
            <text:p>93,63%</text:p>
          </table:table-cell>
          <table:table-cell office:value-type="float" office:value="5026455" table:style-name="ce122">
            <text:p>5.026.455</text:p>
          </table:table-cell>
          <table:table-cell office:value-type="percentage" office:value="0.94308740668248092" table:style-name="ce123">
            <text:p>94,31%</text:p>
          </table:table-cell>
          <table:table-cell office:value-type="float" office:value="5454941" table:style-name="ce122">
            <text:p>5.454.941</text:p>
          </table:table-cell>
          <table:table-cell office:value-type="percentage" office:value="0.80486034673552198" table:style-name="ce123">
            <text:p>80,49%</text:p>
          </table:table-cell>
          <table:table-cell office:value-type="float" office:value="4669366" table:style-name="ce122">
            <text:p>4.669.366</text:p>
          </table:table-cell>
          <table:table-cell office:value-type="percentage" office:value="0.65740422136158316" table:style-name="ce123">
            <text:p>65,74%</text:p>
          </table:table-cell>
          <table:table-cell office:value-type="float" office:value="2558060" table:style-name="ce122">
            <text:p>2.558.060</text:p>
          </table:table-cell>
          <table:table-cell office:value-type="percentage" office:value="0.50475908776899547" table:style-name="ce123">
            <text:p>50,48%</text:p>
          </table:table-cell>
          <table:table-cell office:value-type="float" office:value="1857416" table:style-name="ce122">
            <text:p>1.857.416</text:p>
          </table:table-cell>
          <table:table-cell office:value-type="percentage" office:value="0.44467831844381644" table:style-name="ce123">
            <text:p>44,47%</text:p>
          </table:table-cell>
          <table:table-cell office:value-type="float" office:value="282360" table:style-name="ce122">
            <text:p>282.360</text:p>
          </table:table-cell>
          <table:table-cell office:value-type="percentage" office:value="0.32574424761915749" table:style-name="ce123">
            <text:p>32,57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6128" table:style-name="ce132">
            <text:p>456.128</text:p>
          </table:table-cell>
          <table:table-cell office:value-type="percentage" office:value="0.6263128625862483" table:style-name="ce133">
            <text:p>62,6%</text:p>
          </table:table-cell>
          <table:table-cell office:value-type="float" office:value="374009" table:style-name="ce132">
            <text:p>374.009</text:p>
          </table:table-cell>
          <table:table-cell office:value-type="percentage" office:value="0.51355463252205558" table:style-name="ce133">
            <text:p>51,4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151" table:style-name="ce132">
            <text:p>56.151</text:p>
          </table:table-cell>
          <table:table-cell office:value-type="percentage" office:value="0.54116229760986889" table:style-name="ce133">
            <text:p>54,1%</text:p>
          </table:table-cell>
          <table:table-cell office:value-type="float" office:value="47362" table:style-name="ce132">
            <text:p>47.362</text:p>
          </table:table-cell>
          <table:table-cell office:value-type="percentage" office:value="0.45645720894371627" table:style-name="ce133">
            <text:p>45,6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5117" table:style-name="ce132">
            <text:p>45.117</text:p>
          </table:table-cell>
          <table:table-cell office:value-type="percentage" office:value="0.72559867479374063" table:style-name="ce133">
            <text:p>72,6%</text:p>
          </table:table-cell>
          <table:table-cell office:value-type="float" office:value="39672" table:style-name="ce132">
            <text:p>39.672</text:p>
          </table:table-cell>
          <table:table-cell office:value-type="percentage" office:value="0.6380289165152222" table:style-name="ce133">
            <text:p>63,8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59" table:style-name="ce132">
            <text:p>34.359</text:p>
          </table:table-cell>
          <table:table-cell office:value-type="percentage" office:value="0.35124000736030747" table:style-name="ce133">
            <text:p>35,1%</text:p>
          </table:table-cell>
          <table:table-cell office:value-type="float" office:value="27169" table:style-name="ce132">
            <text:p>27.169</text:p>
          </table:table-cell>
          <table:table-cell office:value-type="percentage" office:value="0.27773915888041545" table:style-name="ce133">
            <text:p>27,8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93" table:style-name="ce132">
            <text:p>81.893</text:p>
          </table:table-cell>
          <table:table-cell office:value-type="percentage" office:value="0.52460539127760974" table:style-name="ce133">
            <text:p>52,5%</text:p>
          </table:table-cell>
          <table:table-cell office:value-type="float" office:value="63412" table:style-name="ce132">
            <text:p>63.412</text:p>
          </table:table-cell>
          <table:table-cell office:value-type="percentage" office:value="0.40621636857479632" table:style-name="ce133">
            <text:p>40,6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34" table:style-name="ce132">
            <text:p>26.234</text:p>
          </table:table-cell>
          <table:table-cell office:value-type="percentage" office:value="0.61107358319163307" table:style-name="ce133">
            <text:p>61,1%</text:p>
          </table:table-cell>
          <table:table-cell office:value-type="float" office:value="23804" table:style-name="ce132">
            <text:p>23.804</text:p>
          </table:table-cell>
          <table:table-cell office:value-type="percentage" office:value="0.55447112808925947" table:style-name="ce133">
            <text:p>55,4%</text:p>
          </table:table-cell>
          <table:table-cell office:value-type="date" office:date-value="2022-12-09T00:00:00" table:style-name="ce134">
            <text:p>09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890" table:style-name="ce132">
            <text:p>106.890</text:p>
          </table:table-cell>
          <table:table-cell office:value-type="percentage" office:value="0.67333555909717979" table:style-name="ce133">
            <text:p>67,3%</text:p>
          </table:table-cell>
          <table:table-cell office:value-type="float" office:value="98829" table:style-name="ce132">
            <text:p>98.829</text:p>
          </table:table-cell>
          <table:table-cell office:value-type="percentage" office:value="0.62255664673978095" table:style-name="ce133">
            <text:p>62,3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338" table:style-name="ce132">
            <text:p>107.338</text:p>
          </table:table-cell>
          <table:table-cell office:value-type="percentage" office:value="0.62651319706290931" table:style-name="ce133">
            <text:p>62,7%</text:p>
          </table:table-cell>
          <table:table-cell office:value-type="float" office:value="89281" table:style-name="ce132">
            <text:p>89.281</text:p>
          </table:table-cell>
          <table:table-cell office:value-type="percentage" office:value="0.52111763538517208" table:style-name="ce133">
            <text:p>52,1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204" table:style-name="ce132">
            <text:p>265.204</text:p>
          </table:table-cell>
          <table:table-cell office:value-type="percentage" office:value="0.40916314131343706" table:style-name="ce133">
            <text:p>40,9%</text:p>
          </table:table-cell>
          <table:table-cell office:value-type="float" office:value="208611" table:style-name="ce132">
            <text:p>208.611</text:p>
          </table:table-cell>
          <table:table-cell office:value-type="percentage" office:value="0.3218500930322975" table:style-name="ce133">
            <text:p>32,2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371" table:style-name="ce132">
            <text:p>265.371</text:p>
          </table:table-cell>
          <table:table-cell office:value-type="percentage" office:value="0.64686138005674676" table:style-name="ce133">
            <text:p>64,7%</text:p>
          </table:table-cell>
          <table:table-cell office:value-type="float" office:value="203213" table:style-name="ce132">
            <text:p>203.213</text:p>
          </table:table-cell>
          <table:table-cell office:value-type="percentage" office:value="0.49534667173682007" table:style-name="ce133">
            <text:p>49,5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756" table:style-name="ce132">
            <text:p>61.756</text:p>
          </table:table-cell>
          <table:table-cell office:value-type="percentage" office:value="0.78586971736889655" table:style-name="ce133">
            <text:p>78,6%</text:p>
          </table:table-cell>
          <table:table-cell office:value-type="float" office:value="53019" table:style-name="ce132">
            <text:p>53.019</text:p>
          </table:table-cell>
          <table:table-cell office:value-type="percentage" office:value="0.67468790959876823" table:style-name="ce133">
            <text:p>67,5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601" table:style-name="ce132">
            <text:p>143.601</text:p>
          </table:table-cell>
          <table:table-cell office:value-type="percentage" office:value="0.80866891545639352" table:style-name="ce133">
            <text:p>80,9%</text:p>
          </table:table-cell>
          <table:table-cell office:value-type="float" office:value="127165" table:style-name="ce132">
            <text:p>127.165</text:p>
          </table:table-cell>
          <table:table-cell office:value-type="percentage" office:value="0.71611188385883306" table:style-name="ce133">
            <text:p>71,6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25" table:style-name="ce132">
            <text:p>17.125</text:p>
          </table:table-cell>
          <table:table-cell office:value-type="percentage" office:value="0.67429223924085524" table:style-name="ce133">
            <text:p>67,4%</text:p>
          </table:table-cell>
          <table:table-cell office:value-type="float" office:value="14910" table:style-name="ce132">
            <text:p>14.910</text:p>
          </table:table-cell>
          <table:table-cell office:value-type="percentage" office:value="0.58707721384415479" table:style-name="ce133">
            <text:p>58,7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0987" table:style-name="ce132">
            <text:p>270.987</text:p>
          </table:table-cell>
          <table:table-cell office:value-type="percentage" office:value="0.47757324756575759" table:style-name="ce133">
            <text:p>47,8%</text:p>
          </table:table-cell>
          <table:table-cell office:value-type="float" office:value="243122" table:style-name="ce132">
            <text:p>243.122</text:p>
          </table:table-cell>
          <table:table-cell office:value-type="percentage" office:value="0.42846543596069964" table:style-name="ce133">
            <text:p>42,8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499" table:style-name="ce132">
            <text:p>72.499</text:p>
          </table:table-cell>
          <table:table-cell office:value-type="percentage" office:value="0.51878381085954717" table:style-name="ce133">
            <text:p>51,9%</text:p>
          </table:table-cell>
          <table:table-cell office:value-type="float" office:value="52390" table:style-name="ce132">
            <text:p>52.390</text:p>
          </table:table-cell>
          <table:table-cell office:value-type="percentage" office:value="0.37488908606921029" table:style-name="ce133">
            <text:p>37,5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44" table:style-name="ce132">
            <text:p>29.944</text:p>
          </table:table-cell>
          <table:table-cell office:value-type="percentage" office:value="0.53063032730236925" table:style-name="ce133">
            <text:p>53,1%</text:p>
          </table:table-cell>
          <table:table-cell office:value-type="float" office:value="26346" table:style-name="ce132">
            <text:p>26.346</text:p>
          </table:table-cell>
          <table:table-cell office:value-type="percentage" office:value="0.46687104605624569" table:style-name="ce133">
            <text:p>46,7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589" table:style-name="ce132">
            <text:p>88.589</text:p>
          </table:table-cell>
          <table:table-cell office:value-type="percentage" office:value="0.52056670074862788" table:style-name="ce133">
            <text:p>52,1%</text:p>
          </table:table-cell>
          <table:table-cell office:value-type="float" office:value="71276" table:style-name="ce132">
            <text:p>71.276</text:p>
          </table:table-cell>
          <table:table-cell office:value-type="percentage" office:value="0.41883204644548649" table:style-name="ce133">
            <text:p>41,9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14T00:00:00" table:style-name="ce134">
            <text:p>14/12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6087" table:style-name="ce139">
            <text:p>2.136.087</text:p>
          </table:table-cell>
          <table:table-cell office:value-type="percentage" office:value="0.55989388660618522" table:style-name="ce140">
            <text:p>56,0%</text:p>
          </table:table-cell>
          <table:table-cell office:value-type="float" office:value="1768057" table:style-name="ce139">
            <text:p>1.768.057</text:p>
          </table:table-cell>
          <table:table-cell office:value-type="percentage" office:value="0.46342883294138865" table:style-name="ce140">
            <text:p>46,3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2-15T14:28:46Z</dc:date>
  </office:meta>
</office:document-meta>
</file>